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黑体" fo:font-size="10.5pt" style:font-name-asian="黑体" style:font-size-asian="10.5pt" style:font-size-complex="10.5pt"/>
    </style:style>
    <style:style style:name="P2" style:family="paragraph" style:parent-style-name="Standard">
      <style:text-properties style:font-name="黑体" fo:font-size="10.5pt" officeooo:paragraph-rsid="00245765" style:font-name-asian="黑体" style:font-size-asian="10.5pt" style:font-size-complex="10.5pt"/>
    </style:style>
    <style:style style:name="P3" style:family="paragraph" style:parent-style-name="Standard">
      <style:text-properties style:font-name="黑体" fo:font-size="10.5pt" officeooo:paragraph-rsid="002589ed" style:font-name-asian="黑体" style:font-size-asian="10.5pt" style:font-size-complex="10.5pt"/>
    </style:style>
    <style:style style:name="P4" style:family="paragraph" style:parent-style-name="Standard">
      <style:text-properties style:font-name="黑体" fo:font-size="10.5pt" officeooo:paragraph-rsid="00277671" style:font-name-asian="黑体" style:font-size-asian="10.5pt" style:font-size-complex="10.5pt"/>
    </style:style>
    <style:style style:name="P5" style:family="paragraph" style:parent-style-name="Standard">
      <style:text-properties style:font-name="黑体" fo:font-size="10.5pt" officeooo:paragraph-rsid="0027a627" style:font-name-asian="黑体" style:font-size-asian="10.5pt" style:font-size-complex="10.5pt"/>
    </style:style>
    <style:style style:name="P6" style:family="paragraph" style:parent-style-name="Standard">
      <style:text-properties style:text-position="super 58%" style:font-name="黑体" fo:font-size="14pt" style:font-name-asian="黑体" style:font-size-asian="14pt" style:font-size-complex="14pt"/>
    </style:style>
    <style:style style:name="P7" style:family="paragraph" style:parent-style-name="Standard">
      <style:text-properties style:text-position="super 58%" style:font-name="黑体" fo:font-size="14pt" officeooo:paragraph-rsid="00245765" style:font-name-asian="黑体" style:font-size-asian="14pt" style:font-size-complex="14pt"/>
    </style:style>
    <style:style style:name="P8" style:family="paragraph" style:parent-style-name="Standard">
      <style:text-properties style:text-position="super 58%" style:font-name="黑体" fo:font-size="14pt" officeooo:paragraph-rsid="002589ed" style:font-name-asian="黑体" style:font-size-asian="14pt" style:font-size-complex="14pt"/>
    </style:style>
    <style:style style:name="P9" style:family="paragraph" style:parent-style-name="Standard">
      <style:text-properties style:font-name="黑体" fo:font-size="10.5pt" style:font-name-asian="黑体" style:font-size-asian="10.5pt" style:font-size-complex="10.5pt"/>
    </style:style>
    <style:style style:name="T1" style:family="text">
      <style:text-properties style:font-name="Arial Black" fo:font-size="12pt" style:font-size-asian="12pt" style:font-size-complex="12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Arial Black1"/>
    </style:style>
    <style:style style:name="T5" style:family="text">
      <style:text-properties style:font-name="Arial Black1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348</text:span><text:span text:style-name="T5">that</text:span> <text:s/>/ðæt; ðət/ <text:s/>/ðæt/</text:p>
      <text:p text:style-name="P1">代词：那，那个，其；连词：该，因为，就</text:p>
      <text:p text:style-name="P1">复数 those</text:p>
      <text:p text:style-name="P1"><text:span text:style-name="T2">2843</text:span><text:span text:style-name="T5">with</text:span> <text:s/>/wɪð/ <text:s/>/wɪð; wɪθ/</text:p>
      <text:p text:style-name="P1">介词：以，同，跟</text:p>
      <text:p text:style-name="P1"><text:span text:style-name="T2">2396</text:span><text:span text:style-name="T5">what</text:span> <text:s/>/wɒt/ <text:s/>/hwɒt; hwɑt/</text:p>
      <text:p text:style-name="P1">形容词：什么，哪，奚；代词：何，多么，孰</text:p>
      <text:p text:style-name="P1"><text:span text:style-name="T2">2302</text:span><text:span text:style-name="T5">they</text:span> <text:s/>/ðeɪ/ <text:s/>/ðe/</text:p>
      <text:p text:style-name="P1">代词：他们，它们，她们</text:p>
      <text:p text:style-name="P1"><text:span text:style-name="T2">2250</text:span><text:span text:style-name="T5">have</text:span> <text:s/>/həv;hæv/ <text:s/>/həv;hæv/</text:p>
      <text:p text:style-name="P1">动词：有，具有，拥有</text:p>
      <text:p text:style-name="P1">第三人称单数 has 过去式 had 过去分词 had 现在分词 having</text:p>
      <text:p text:style-name="P1"><text:span text:style-name="T2">1990</text:span><text:span text:style-name="T5">from</text:span> <text:s/>/frɒm; frəm/ <text:s/>/frʌm/</text:p>
      <text:p text:style-name="P1">介词：从，由，自</text:p>
      <text:p text:style-name="P1"><text:span text:style-name="T2">1771</text:span><text:span text:style-name="T5">your</text:span> <text:s/>/jɔ:(r)/ <text:s/>/jʊər; jʊr/</text:p>
      <text:p text:style-name="P1">代词：令，高，台</text:p>
      <text:p text:style-name="P1"><text:span text:style-name="T2">1719</text:span><text:span text:style-name="T5">people</text:span> <text:s/>/'piːp(ə)l/ <text:s/>/'pipl/</text:p>
      <text:p text:style-name="P1">名词：人，人民，人们；动词：萌，使住人</text:p>
      <text:p text:style-name="P1">复数 people或ples 过去式 peopled 过去分词 peopled 现在分词 peopling</text:p>
      <text:p text:style-name="P1"><text:span text:style-name="T2">1716</text:span><text:span text:style-name="T5">their</text:span> <text:s/>/ðeə/ <text:s/>/ðɛr/</text:p>
      <text:p text:style-name="P1">代词：其，亓，他们的</text:p>
      <text:p text:style-name="P1"><text:span text:style-name="T2">1628</text:span><text:span text:style-name="T5">more</text:span> <text:s/>/mɔː/ <text:s/>/mɔr/</text:p>
      <text:p text:style-name="P1">副词：更多，更，更加；形容词：更，更加，更好</text:p>
      <text:p text:style-name="P1"><text:span text:style-name="T2">1626</text:span><text:span text:style-name="T5">about</text:span> <text:s/>/ə'baʊt/ <text:s/>/ə'baʊt/</text:p>
      <text:p text:style-name="P1">介词：关于，对于，靠；副词：大约，左右，大概</text:p>
      <text:p text:style-name="P1"><text:span text:style-name="T2">1540</text:span><text:span text:style-name="T5">when</text:span> <text:s/>/wen/ <text:s/>/hwen; hwɛn/</text:p>
      <text:p text:style-name="P1">副词：何时，几时，曷；连词：于，等；名词：日子</text:p>
      <text:p text:style-name="P1"><text:span text:style-name="T2">1527</text:span><text:span text:style-name="T5">will</text:span> <text:s/>/wɪl/ <text:s/>/wɪl/</text:p>
      <text:p text:style-name="P1">动词：将，将会，愿；名词：意志，遗嘱，志</text:p>
      <text:p text:style-name="P1"><text:span text:style-name="T2">1364</text:span><text:span text:style-name="T5">time</text:span> <text:s/>/taɪm/ <text:s/>/taɪm/</text:p>
      <text:p text:style-name="P1">名词：时间，时，时候；动词：安排正在</text:p>
      <text:p text:style-name="P1">过去式 timed 过去分词 timed 现在分词 timing</text:p>
      <text:p text:style-name="P1"><text:span text:style-name="T2">1139</text:span><text:span text:style-name="T5">year</text:span> <text:s/>/jɪə; jɜː/ <text:s/>/jɪr; yir/</text:p>
      <text:p text:style-name="P1">名词：年，年度，岁</text:p>
      <text:p text:style-name="P1"><text:span text:style-name="T2">1118</text:span><text:span text:style-name="T5">there</text:span> <text:s/>/ðeə; ðə/ <text:s/>/ðɛr/</text:p>
      <text:p text:style-name="P1">副词：那里，那儿，那边</text:p>
      <text:p text:style-name="P1"><text:span text:style-name="T2">1063</text:span><text:span text:style-name="T5">them</text:span> <text:s/>/ðem; ðəm/ <text:s/>/ðɛm; ðəm/</text:p>
      <text:p text:style-name="P1">代词：他们</text:p>
      <text:p text:style-name="P1"><text:span text:style-name="T2">1059</text:span><text:span text:style-name="T5">some</text:span> <text:s/>/sʌm;səm/ <text:s/>/sʌm;səm/</text:p>
      <text:p text:style-name="P1">形容词：一些，有些，某些；副词：一些；代词：一些</text:p>
      <text:p text:style-name="P1"><text:span text:style-name="T2">1050</text:span><text:span text:style-name="T5">other</text:span> <text:s/>/'ʌðə/ <text:s/>/'ʌðɚ/</text:p>
      <text:p text:style-name="P1">形容词：其他，其它，另外；副词：另一样子</text:p>
      <text:p text:style-name="P1"><text:span text:style-name="T2">1015</text:span><text:span text:style-name="T5">which</text:span> <text:s/>/wɪtʃ/ <text:s/>/wɪtʃ/</text:p>
      <text:p text:style-name="P1">代词：哪，哪一个；形容词：何，孰</text:p>
      <text:p text:style-name="P1"><text:span text:style-name="T2">1007</text:span><text:span text:style-name="T5">work</text:span> <text:s/>/wɜːk/ <text:s/>/wɝk/</text:p>
      <text:p text:style-name="P1">动词：工作，做工，做事；名词：工作，作业，劳动</text:p>
      <text:p text:style-name="P1"><text:span text:style-name="T2">964</text:span><text:span text:style-name="T5">make</text:span> <text:s/>/meɪk/ <text:s/>/mek/</text:p>
      <text:p text:style-name="P1">动词：使，制作，让；名词：制造，牌，构造</text:p>
      <text:p text:style-name="P1">过去式 made 过去分词 made 现在分词 making</text:p>
      <text:p text:style-name="P1"><text:span text:style-name="T2">951</text:span><text:span text:style-name="T5">help</text:span> <text:s/>/help/ <text:s/>/hɛlp/</text:p>
      <text:p text:style-name="P1">动词：帮助，帮，协助；名词：辅助，促进，援助</text:p>
      <text:p text:style-name="P1">过去式 helped或 holp 过去分词 helped 或 holpen 现在分词 helping</text:p>
      <text:p text:style-name="P1"><text:span text:style-name="T2">896</text:span><text:span text:style-name="T5">student</text:span> <text:s/>/'stjuːd(ə)nt/ <text:s/>/'studnt/</text:p>
      <text:p text:style-name="P1">名词：学生，生，学员</text:p>
      <text:p text:style-name="P1"><text:span text:style-name="T2">890</text:span><text:span text:style-name="T5">like</text:span> <text:s/>/laɪk/ <text:s/>/laɪk/</text:p>
      <text:p text:style-name="P1">动词：喜欢，喜爱，喜；形容词：一样，相似，似；连词：如同；名词：类；介词：好像，好比，好以；副词：若，不啻</text:p>
      <text:p text:style-name="P1">过去式 liked 过去分词 liked 现在分词 liking</text:p>
      <text:p text:style-name="P1"><text:span text:style-name="T2">839</text:span><text:span text:style-name="T5">would</text:span> <text:s/>/wʊd; wəd/ <text:s/>/wʊd; wəd/</text:p>
      <text:p text:style-name="P1">动词：将，愿意</text:p>
      <text:p text:style-name="P1"><text:span text:style-name="T2">835</text:span><text:span text:style-name="T5">want</text:span> <text:s/>/wɒnt/ <text:s/>/wɑnt/</text:p>
      <text:p text:style-name="P1">动词：想，要，需要；名词：需要，意愿，缺乏</text:p>
      <text:p text:style-name="P1"><text:span text:style-name="T2">787</text:span><text:span text:style-name="T5">life</text:span> <text:s/>/laɪf/ <text:s/>/laɪf/</text:p>
      <text:p text:style-name="P1">名词：生活，生命，寿命</text:p>
      <text:p text:style-name="P1">复数 lives</text:p>
      <text:p text:style-name="P1"><text:span text:style-name="T2">755</text:span><text:span text:style-name="T5">school</text:span> <text:s/>/skuːl/ <text:s/>/skul/</text:p>
      <text:p text:style-name="P1">名词：学校，学院，校；动词：锻炼，锻练</text:p>
      <text:p text:style-name="P1"><text:span text:style-name="T2">736</text:span><text:span text:style-name="T5">many</text:span> <text:s/>/'menɪ/ <text:s/>/'mɛni/</text:p>
      <text:p text:style-name="P1">形容词：许多，多，好多；名词：诸，黎，夥</text:p>
      <text:p text:style-name="P1">比较级 more 最高级 most</text:p>
      <text:p text:style-name="P1"><text:span text:style-name="T2">735</text:span><text:span text:style-name="T5">because</text:span> <text:s/>/bɪ'kɒz/ <text:s/>/bɪ'kɔz/</text:p>
      <text:p text:style-name="P1">连词：因为，因，以</text:p>
      <text:p text:style-name="P1"><text:span text:style-name="T2">715</text:span><text:span text:style-name="T5">learn</text:span> <text:s/>/lɜːn/ <text:s/>/lɝn/</text:p>
      <text:p text:style-name="P1">动词：学习，学，学会</text:p>
      <text:p text:style-name="P1">过去式 learned或 learnt 过去分词 learned或 learnt 现在分词 learning</text:p>
      <text:p text:style-name="P1"><text:span text:style-name="T2">712</text:span><text:span text:style-name="T5">most</text:span> <text:s/>/məʊst/ <text:s/>/most/</text:p>
      <text:p text:style-name="P1">形容词：最，多数，最为；名词：大多数，大部分；副词：非常，极其，绝</text:p>
      <text:p text:style-name="P1"><text:s/>many或 much; more; most 复数 much; more; most</text:p>
      <text:p text:style-name="P1"><text:span text:style-name="T2">709</text:span><text:span text:style-name="T5">first</text:span> <text:s/>/fɜːst/ <text:s/>/fɝst/</text:p>
      <text:p text:style-name="P1">形容词：第一，首先，初；：第一，先，一次；副词：初，首次，乍；名词：开始，开端，一日</text:p>
      <text:p text:style-name="P1"><text:span text:style-name="T2">693</text:span><text:span text:style-name="T5">after</text:span> <text:s/>/'ɑːftə/ <text:s/>/'æftɚ/</text:p>
      <text:p text:style-name="P1">副词：后，以后，后面；介词：之后，经过，以后；连词：然后，接着，随之而后；形容词：以后的</text:p>
      <text:p text:style-name="P1"><text:span text:style-name="T2">687</text:span><text:span text:style-name="T5">think</text:span> <text:s/>/θɪŋk/ <text:s/>/θɪŋk/</text:p>
      <text:p text:style-name="P1">动词：认为，思考，想；名词：思考，考虑，思索</text:p>
      <text:p text:style-name="P1">过去式 thought 过去分词 thought 现在分词 thinking</text:p>
      <text:p text:style-name="P1"><text:span text:style-name="T2">656</text:span><text:span text:style-name="T5">take</text:span> <text:s/>/teɪk/ <text:s/>/tek/</text:p>
      <text:p text:style-name="P1">动词：采取，取，拿</text:p>
      <text:p text:style-name="P1"><text:span text:style-name="T2">624</text:span><text:span text:style-name="T5">know</text:span> <text:s/>/nəʊ/ <text:s/>/no/</text:p>
      <text:p text:style-name="P1">动词：知道，认识，知</text:p>
      <text:p text:style-name="P1">过去式 knew 过去分词 known 现在分词 knowing</text:p>
      <text:p text:style-name="P1"><text:span text:style-name="T2">618</text:span><text:span text:style-name="T5">look</text:span> <text:s/>/lʊk/ <text:s/>/lʊk/</text:p>
      <text:p text:style-name="P1">动词：看，注意，注视；名词：看，神色，目光</text:p>
      <text:p text:style-name="P1"><text:span text:style-name="T2">591</text:span><text:span text:style-name="T5">only</text:span> <text:s/>/'əʊnlɪ/ <text:s/>/onlɪ/</text:p>
      <text:p text:style-name="P1">副词：只有，仅，只；连词：不过；形容词：单独的，单一的，独的</text:p>
      <text:p text:style-name="P1"><text:span text:style-name="T2">582</text:span><text:span text:style-name="T5">much</text:span> <text:s/>/mʌtʃ/ <text:s/>/mʌtʃ/</text:p>
      <text:p text:style-name="P1">形容词：许多，多，济；副词：非常；名词：诸，非常多</text:p>
      <text:p text:style-name="P1">比较级 more 最高级 most</text:p>
      <text:p text:style-name="P1"><text:span text:style-name="T2">580</text:span><text:span text:style-name="T5">should</text:span> <text:s/>/ʃəd; strong form ʃʊd/ <text:s/>/ʃəd; strong form ʃʊd/</text:p>
      <text:p text:style-name="P1">助动词：应该，应，应当</text:p>
      <text:p text:style-name="P1"><text:soft-page-break/><text:span text:style-name="T2">580</text:span><text:span text:style-name="T5">just</text:span> <text:s/>/dʒʌst/ <text:s/>/dʒʌst/</text:p>
      <text:p text:style-name="P1">副词：只是，刚刚，只；形容词：公正，公平，义</text:p>
      <text:p text:style-name="P1"><text:span text:style-name="T2">564</text:span><text:span text:style-name="T5">where</text:span> <text:s/>/weə/ <text:s/>/hweə(r); hwɛr/</text:p>
      <text:p text:style-name="P1">副词：哪里，哪儿，何处</text:p>
      <text:p text:style-name="P1"><text:span text:style-name="T2">534</text:span><text:span text:style-name="T5">even</text:span> <text:s/>/'iːv(ə)n/ <text:s/>/'ivən/</text:p>
      <text:p text:style-name="P1">副词：甚至，连，甚而；名词：偶数，双日，双数；形容词：偶，匀，双；动词：相等，变平</text:p>
      <text:p text:style-name="P1">最高级 most even或 evenest</text:p>
      <text:p text:style-name="P1"><text:span text:style-name="T2">526</text:span><text:span text:style-name="T5">need</text:span> <text:s/>/niːd/ <text:s/>/nid/</text:p>
      <text:p text:style-name="P1">名词：需要，必须，用；动词：需要，需，得</text:p>
      <text:p text:style-name="P1"><text:span text:style-name="T2">519</text:span><text:span text:style-name="T5">into</text:span> <text:s/>/'ɪntʊ; 'ɪntə/ <text:s/>/ˈɪntu/</text:p>
      <text:p text:style-name="P1">介词：直到</text:p>
      <text:p text:style-name="P1"><text:span text:style-name="T2">518</text:span><text:span text:style-name="T5">also</text:span> <text:s/>/'ɔːlsəʊ/ <text:s/>/'ɔlso/</text:p>
      <text:p text:style-name="P1">副词：也，还，亦</text:p>
      <text:p text:style-name="P1"><text:span text:style-name="T2">500</text:span><text:span text:style-name="T5">woman</text:span> <text:s/>/'wʊmən/ <text:s/>/'wʊmən/</text:p>
      <text:p text:style-name="P1">名词：女人，妇女，女子</text:p>
      <text:p text:style-name="P1">复数 women</text:p>
      <text:p text:style-name="P1"><text:span text:style-name="T2">493</text:span><text:span text:style-name="T5">parent</text:span> <text:s/>/'peər(ə)nt/ <text:s/>/'pɛrənt/</text:p>
      <text:p text:style-name="P1">名词：亲，父母亲</text:p>
      <text:p text:style-name="P1"><text:span text:style-name="T2">492</text:span><text:span text:style-name="T5">very</text:span> <text:s/>/'verɪ/ <text:s/>/ˈvɛrɪ/</text:p>
      <text:p text:style-name="P1">副词：非常，很，十分；形容词：高度，绝对</text:p>
      <text:p text:style-name="P1">比较级 verier 最高级 veriest</text:p>
      <text:p text:style-name="P1"><text:span text:style-name="T2">482</text:span><text:span text:style-name="T5">then</text:span> <text:s/>/ðen/ <text:s/>/ðɛn/</text:p>
      <text:p text:style-name="P1">副词：然后，接着，则</text:p>
      <text:p text:style-name="P1"><text:span text:style-name="T2">477</text:span><text:span text:style-name="T5">home</text:span> <text:s/>/həʊm/ <text:s/>/hom/</text:p>
      <text:p text:style-name="P1">名词：家，家园，故乡</text:p>
      <text:p text:style-name="P1">过去式 homed 过去分词 homed 现在分词 homing</text:p>
      <text:p text:style-name="P1"><text:span text:style-name="T2">474</text:span><text:span text:style-name="T5">thing</text:span> <text:s/>/θɪŋ/ <text:s/>/θɪŋ/</text:p>
      <text:p text:style-name="P1">名词：事情，东西，事</text:p>
      <text:p text:style-name="P1"><text:span text:style-name="T2">471</text:span><text:span text:style-name="T5">teacher</text:span> <text:s/>/'tiːtʃə/ <text:s/>/'titʃɚ/</text:p>
      <text:p text:style-name="P1">名词：教师，老师，师</text:p>
      <text:p text:style-name="P1"><text:span text:style-name="T2">464</text:span><text:span text:style-name="T5">well</text:span> <text:s/>/wel/ <text:s/>/wɛl/</text:p>
      <text:p text:style-name="P1">名词：井，水井，臧；副词：好，很好，顺利；形容词：良好，适，满意地；动词：涌</text:p>
      <text:p text:style-name="P1"><text:span text:style-name="T2">463</text:span><text:span text:style-name="T5">feel</text:span> <text:s/>/fiːl/ <text:s/>/fil/</text:p>
      <text:p text:style-name="P1">名词：感觉，触觉，知觉；动词：感觉，觉得，感到</text:p>
      <text:p text:style-name="P1">过去式 felt 过去分词 felt 现在分词 feeling</text:p>
      <text:p text:style-name="P1"><text:span text:style-name="T2">462</text:span><text:span text:style-name="T5">before</text:span> <text:s/>/bɪ'fɔː/ <text:s/>/bɪ'fɔr/</text:p>
      <text:p text:style-name="P1">介词：之前，以前，以往；副词：前，以前，面前；连词：在 ... 以前</text:p>
      <text:p text:style-name="P1"><text:span text:style-name="T2">458</text:span><text:span text:style-name="T5">find</text:span> <text:s/>/faɪnd/ <text:s/>/faɪnd/</text:p>
      <text:p text:style-name="P1">名词：发现，拾物；动词：搜寻，搜索，发觉</text:p>
      <text:p text:style-name="P1"><text:span text:style-name="T2">457</text:span><text:span text:style-name="T5">read</text:span> <text:s/>/ri:d;red/ <text:s/>/rid; rɛd/</text:p>
      <text:p text:style-name="P1">动词：读，阅读，读书；名词：阅读，阅，阅览；形容词：有学问的</text:p>
      <text:p text:style-name="P1">过去式 read 过去分词 read 现在分词 reading</text:p>
      <text:p text:style-name="P1"><text:span text:style-name="T2">457</text:span><text:span text:style-name="T5">mean</text:span> <text:s/>/miːn/ <text:s/>/min/</text:p>
      <text:p text:style-name="P1">动词：意味着，表示，意味；名词：平均值；形容词：卑鄙，刻薄，中</text:p>
      <text:p text:style-name="P1"><text:span text:style-name="T2">441</text:span><text:span text:style-name="T5">over</text:span> <text:s/>/'əʊvə/ <text:s/>/'ovɚ/</text:p>
      <text:p text:style-name="P1">副词：过度，太，开外；介词：以上，以外，在 ... 之上；名词：多余，剩余，余额；形容词：上面的，外部的，外面的</text:p>
      <text:p text:style-name="P1"><text:span text:style-name="T2">438</text:span><text:span text:style-name="T5">best</text:span> <text:s/>/best/ <text:s/>/bɛst/</text:p>
      <text:p text:style-name="P1">名词：最好的东西；形容词：最好的</text:p>
      <text:p text:style-name="P1"><text:span text:style-name="T2">432</text:span><text:span text:style-name="T5">great</text:span> <text:s/>/greɪt/ <text:s/>/ɡret/</text:p>
      <text:p text:style-name="P1">形容词：大，伟大，极大；名词：杰</text:p>
      <text:p text:style-name="P1">复数 greats或great 比较级 greater 最高级 greatest</text:p>
      <text:p text:style-name="P1"><text:span text:style-name="T2">430</text:span><text:span text:style-name="T5">place</text:span> <text:s/>/pleɪs/ <text:s/>/ples/</text:p>
      <text:p text:style-name="P1">名词：地点，地方，位置；动词：放置，置于，放</text:p>
      <text:p text:style-name="P1">过去式 placed 过去分词 placed 现在分词 placing</text:p>
      <text:p text:style-name="P1"><text:span text:style-name="T2">428</text:span><text:span text:style-name="T5">follow</text:span> <text:s/>/'fɒləʊ/ <text:s/>/'fɑlo/</text:p>
      <text:p text:style-name="P1">动词：遵循，跟随，追随；名词：跟随，跟</text:p>
      <text:p text:style-name="P1"><text:span text:style-name="T2">423</text:span><text:span text:style-name="T5">passage</text:span> <text:s/>/'pæsɪdʒ/ <text:s/>/'pæsɪdʒ/</text:p>
      <text:p text:style-name="P1">名词：通道，段，片段</text:p>
      <text:p text:style-name="P1"><text:span text:style-name="T2">415</text:span><text:span text:style-name="T5">word</text:span> <text:s/>/wɜːd/ <text:s/>/wɝd/</text:p>
      <text:p text:style-name="P1">名词：字，词，单词</text:p>
      <text:p text:style-name="P1"><text:span text:style-name="T2">414</text:span><text:span text:style-name="T5">last</text:span> <text:s/>/lɑːst/ <text:s/>/læst/</text:p>
      <text:p text:style-name="P1">动词：持续，延续，历时；形容词：最后，上，上个；副词：最后，在大家之后；名词：末，剩余，底</text:p>
      <text:p text:style-name="P1"><text:span text:style-name="T2">408</text:span><text:span text:style-name="T5">important</text:span> <text:s/>/ɪm'pɔːt(ə)nt/ <text:s/>/ɪm'pɔrtnt/</text:p>
      <text:p text:style-name="P1">形容词：重要，重大，重</text:p>
      <text:p text:style-name="P1">比较级 more important 最高级 most important</text:p>
      <text:p text:style-name="P1"><text:span text:style-name="T2">405</text:span><text:span text:style-name="T5">come</text:span> <text:s/>/kʌm/ <text:s/>/kʌm/</text:p>
      <text:p text:style-name="P1">动词：来，来到，过来</text:p>
      <text:p text:style-name="P1">过去式 came 过去分词 come 现在分词 coming</text:p>
      <text:p text:style-name="P1"><text:span text:style-name="T2">403</text:span><text:span text:style-name="T5">keep</text:span> <text:s/>/kiːp/ <text:s/>/kip/</text:p>
      <text:p text:style-name="P1">动词：保持，保，保留；名词：养活，供养</text:p>
      <text:p text:style-name="P1">过去式 kept 过去分词 kept 现在分词 keeping</text:p>
      <text:p text:style-name="P1"><text:span text:style-name="T2">403</text:span><text:span text:style-name="T5">change</text:span> <text:s/>/tʃeɪn(d)ʒ/ <text:s/>/tʃendʒ/</text:p>
      <text:p text:style-name="P1">动词：更改，变化，改变；名词：变动，变革，变迁</text:p>
      <text:p text:style-name="P1">过去式 changed 过去分词 changed 现在分词 changing</text:p>
      <text:p text:style-name="P1"><text:span text:style-name="T2">402</text:span><text:span text:style-name="T5">while</text:span> <text:s/>/waɪl/ <text:s/>/hwaɪl/</text:p>
      <text:p text:style-name="P1">连词：而，却，当时；动词：消磨，消；名词：时间；介词：直到</text:p>
      <text:p text:style-name="P1">过去式 whiled 过去分词 whiled 现在分词 whiling</text:p>
      <text:p text:style-name="P1"><text:span text:style-name="T2">402</text:span><text:span text:style-name="T5">part</text:span> <text:s/>/pɑːt/ <text:s/>/pɑrt/</text:p>
      <text:p text:style-name="P1">名词：部分，部，部件；动词：分开，分，分别；副词：多多少少，部分地，局部地</text:p>
      <text:p text:style-name="P1"><text:span text:style-name="T2">400</text:span><text:span text:style-name="T5">real</text:span> <text:s/>/riːl/ <text:s/>/'riəl/</text:p>
      <text:p text:style-name="P1">形容词：真实，真正，实际；副词：非常；名词：真相，真币</text:p>
      <text:p text:style-name="P1">比较级 realer或 more real 最高级 realest或 most real</text:p>
      <text:p text:style-name="P1"><text:span text:style-name="T2">398</text:span><text:span text:style-name="T5">food</text:span> <text:s/>/fuːd/ <text:s/>/fud/</text:p>
      <text:p text:style-name="P1">名词：食品，食物，粮食</text:p>
      <text:p text:style-name="P1"><text:span text:style-name="T2">396</text:span><text:span text:style-name="T5">family</text:span> <text:s/>/ˈfæməlɪ/ <text:s/>/ˈfæməlɪ/</text:p>
      <text:p text:style-name="P1">名词：家庭，家族，家人</text:p>
      <text:p text:style-name="P1"><text:span text:style-name="T2">395</text:span><text:span text:style-name="T5">call</text:span> <text:s/>/kɔːl/ <text:s/>/kɔl/</text:p>
      <text:p text:style-name="P1">动词：呼叫，叫，呼吁；名词：通话，喊声</text:p>
      <text:p text:style-name="P1"><text:span text:style-name="T2">393</text:span><text:span text:style-name="T5">author</text:span> <text:s/>/'ɔːθə/ <text:s/>/'ɔθɚ/</text:p>
      <text:p text:style-name="P1">名词：作者，笔者，作家</text:p>
      <text:p text:style-name="P1"><text:span text:style-name="T2">393</text:span><text:span text:style-name="T5">talk</text:span> <text:s/>/tɔːk/ <text:s/>/tɔk/</text:p>
      <text:p text:style-name="P1">动词：谈论，谈，论；名词：谈话，讲话，话</text:p>
      <text:p text:style-name="P1"><text:span text:style-name="T2">390</text:span><text:span text:style-name="T5">live</text:span> <text:s/>/laɪv；lɪv/ <text:s/>/laɪv；lɪv/</text:p>
      <text:p text:style-name="P1">动词：生活，住，活；形容词：带电，重要，活的</text:p>
      <text:p text:style-name="P1"><text:span text:style-name="T2">389</text:span><text:span text:style-name="T5">long</text:span> <text:s/>/lɒŋ/ <text:s/>/lɔŋ/</text:p>
      <text:p text:style-name="P1">形容词：长，长期，长远；动词：渴望，冀，愒；副词：久，长久，长期地</text:p>
      <text:p text:style-name="P1"><text:span text:style-name="T2">381</text:span><text:span text:style-name="T5">different</text:span> <text:s/>/ˈdɪfrənt/ <text:s/>/'dɪfrənt/</text:p>
      <text:p text:style-name="P1"><text:soft-page-break/>形容词：不同，异，差</text:p>
      <text:p text:style-name="P1"><text:span text:style-name="T2">377</text:span><text:span text:style-name="T5">problem</text:span> <text:s/>/'prɒbləm/ <text:s/>/'prɑbləm/</text:p>
      <text:p text:style-name="P1">名词：问题，课题，难题；形容词：问题的</text:p>
      <text:p text:style-name="P1"><text:span text:style-name="T2">375</text:span><text:span text:style-name="T5">found</text:span> <text:s/>/faʊnd/ <text:s/>/faʊnd/</text:p>
      <text:p text:style-name="P1">动词：创建，创立，建立；名词：勘探，勘查</text:p>
      <text:p text:style-name="P1"><text:span text:style-name="T2">366</text:span><text:span text:style-name="T5">according</text:span> <text:s/>/ə'kɔːdɪŋ/ <text:s/>/ə'kɔrdɪŋ/</text:p>
      <text:p text:style-name="P1">动词：符合，给予，合意</text:p>
      <text:p text:style-name="P1"><text:span text:style-name="T2">366</text:span><text:span text:style-name="T5">through</text:span> <text:s/>/θruː/ <text:s/>/θru/</text:p>
      <text:p text:style-name="P1">介词：通过，经过，经；副词：通，透，穿；形容词：通，直达的，直通的</text:p>
      <text:p text:style-name="P1"><text:span text:style-name="T2">365</text:span><text:span text:style-name="T5">being</text:span> <text:s/>/'biːɪŋ/ <text:s/>/'biɪŋ/</text:p>
      <text:p text:style-name="P1">名词：存在，生存；形容词：存在的</text:p>
      <text:p text:style-name="P1"><text:span text:style-name="T2">363</text:span><text:span text:style-name="T5">hour</text:span> <text:s/>/'aʊə/ <text:s/>/'aʊr/</text:p>
      <text:p text:style-name="P1">名词：小时，时，时刻</text:p>
      <text:p text:style-name="P1"><text:span text:style-name="T2">362</text:span><text:span text:style-name="T5">every</text:span> <text:s/>/'evrɪ/ <text:s/>/'ɛvri/</text:p>
      <text:p text:style-name="P1">形容词：一切，凡，凡是</text:p>
      <text:p text:style-name="P1"><text:span text:style-name="T2">354</text:span><text:span text:style-name="T5">give</text:span> <text:s/>/gɪv/ <text:s/>/ɡɪv/</text:p>
      <text:p text:style-name="P1">动词：给，给予，赐给；名词：弹性，适应性</text:p>
      <text:p text:style-name="P1">过去式 gave 过去分词 given 现在分词 giving</text:p>
      <text:p text:style-name="P1"><text:span text:style-name="T2">354</text:span><text:span text:style-name="T5">start</text:span> <text:s/>/stɑːt/ <text:s/>/stɑrt/</text:p>
      <text:p text:style-name="P1">动词：开始，启动，起动；名词：开端，开头，始</text:p>
      <text:p text:style-name="P1"><text:span text:style-name="T2">349</text:span><text:span text:style-name="T5">interest</text:span> <text:s/>/'ɪnt(ə)rɪst/ <text:s/>/'ɪntrəst/</text:p>
      <text:p text:style-name="P1">名词：利益，兴趣，利息；动词：关心，趣味，注意</text:p>
      <text:p text:style-name="P1"><text:span text:style-name="T2">348</text:span><text:span text:style-name="T5">paragraph</text:span> <text:s/>/'pærəgrɑːf/ <text:s/>/'pærəɡræf/</text:p>
      <text:p text:style-name="P1">名词：段，段落，款</text:p>
      <text:p text:style-name="P1"><text:span text:style-name="T2">346</text:span><text:span text:style-name="T5">something</text:span> <text:s/>/'sʌmθɪŋ/ <text:s/>/'sʌmθɪŋ/</text:p>
      <text:p text:style-name="P1">代词：某物</text:p>
      <text:p text:style-name="P1"><text:span text:style-name="T2">343</text:span><text:span text:style-name="T5">often</text:span> <text:s/>/'ɒf(tə)n/ <text:s/>/ˈɔ:fn; ɔfən/</text:p>
      <text:p text:style-name="P1">副词：经常，往往，常常</text:p>
      <text:p text:style-name="P1">比较级 more often 或 oftener 最高级 most often 或 oftenest</text:p>
      <text:p text:style-name="P1"><text:span text:style-name="T2">342</text:span><text:span text:style-name="T5">idea</text:span> <text:s/>/aɪ'dɪə/ <text:s/>/aɪ'diə/</text:p>
      <text:p text:style-name="P1">名词：理念，思想，想法</text:p>
      <text:p text:style-name="P1"><text:span text:style-name="T2">340</text:span><text:span text:style-name="T5">class</text:span> <text:s/>/klɑːs/ <text:s/>/klæs/</text:p>
      <text:p text:style-name="P1">名词：类，阶级，班；动词：类；形容词：班级的，阶级的，种类的</text:p>
      <text:p text:style-name="P1"><text:span text:style-name="T2">338</text:span><text:span text:style-name="T5">never</text:span> <text:s/>/'nevə/ <text:s/>/'nɛvɚ/</text:p>
      <text:p text:style-name="P1">副词：决不，从来不，从来没有</text:p>
      <text:p text:style-name="P1"><text:span text:style-name="T2">337</text:span><text:span text:style-name="T5">money</text:span> <text:s/>/'mʌnɪ/ <text:s/>/'mʌni/</text:p>
      <text:p text:style-name="P1">名词：钱，货币，金钱</text:p>
      <text:p text:style-name="P1">复数 moneys或monies</text:p>
      <text:p text:style-name="P1"><text:span text:style-name="T2">337</text:span><text:span text:style-name="T5">little</text:span> <text:s/>/'lɪt(ə)l/ <text:s/>/'lɪtl/</text:p>
      <text:p text:style-name="P1">形容词：小，鲜，微小；副词：少，些少；名词：少量，短时间</text:p>
      <text:p text:style-name="P1">比较级 less 最高级 least</text:p>
      <text:p text:style-name="P1"><text:span text:style-name="T2">334</text:span><text:span text:style-name="T5">still</text:span> <text:s/>/stɪl/ <text:s/>/stɪl/</text:p>
      <text:p text:style-name="P1">形容词：仍然，静止，仍；连词：还是；副词：还，依然，依旧；动词：安慰，使 ... 安静，使 ... 放心；名词：宓</text:p>
      <text:p text:style-name="P1">比较级 stiller 最高级 stillest</text:p>
      <text:p text:style-name="P1"><text:span text:style-name="T2">332</text:span><text:span text:style-name="T5">going</text:span> <text:s/>/'gəʊɪŋ/ <text:s/>/'ɡoɪŋ/</text:p>
      <text:p text:style-name="P1">名词：前进，离去；形容词：进行中的，现存的</text:p>
      <text:p text:style-name="P1"><text:span text:style-name="T2">329</text:span><text:span text:style-name="T5">mother</text:span> <text:s/>/'mʌðə/ <text:s/>/'mʌðɚ/</text:p>
      <text:p text:style-name="P1">名词：母亲，母，娘；动词：收养</text:p>
      <text:p text:style-name="P1"><text:span text:style-name="T2">328</text:span><text:span text:style-name="T5">thought</text:span> <text:s/>/θɔːt/ <text:s/>/θɔt/</text:p>
      <text:p text:style-name="P1">名词：思想，思维，思</text:p>
      <text:p text:style-name="P1"><text:span text:style-name="T2">324</text:span><text:span text:style-name="T5">play</text:span> <text:s/>/pleɪ/ <text:s/>/ple/</text:p>
      <text:p text:style-name="P1">名词：玩，游戏，戏；动词：玩，玩耍，游玩</text:p>
      <text:p text:style-name="P1"><text:span text:style-name="T2">319</text:span><text:span text:style-name="T5">high</text:span> <text:s/>/haɪ/ <text:s/>/haɪ/</text:p>
      <text:p text:style-name="P1">形容词：高，高昂，昂；副词：高，高地，使劲地；名词：极大，潼</text:p>
      <text:p text:style-name="P1">比较级 higher 最高级 highest</text:p>
      <text:p text:style-name="P1"><text:span text:style-name="T2">313</text:span><text:span text:style-name="T5">right</text:span> <text:s/>/raɪt/ <text:s/>/raɪt/</text:p>
      <text:p text:style-name="P1">名词：右，权利，权；动词：纠正，拨正；副词：向右，直接，直接地；形容词：对，是，不错</text:p>
      <text:p text:style-name="P1"><text:span text:style-name="T2">312</text:span><text:span text:style-name="T5">between</text:span> <text:s/>/bɪ'twiːn/ <text:s/>/bəˈtwin/</text:p>
      <text:p text:style-name="P1">介词：之间，间，中间；副词：间，顺便</text:p>
      <text:p text:style-name="P1"><text:span text:style-name="T2">310</text:span><text:span text:style-name="T5">however</text:span> <text:s/>/haʊ'evə/ <text:s/>/haʊ'ɛvɚ/</text:p>
      <text:p text:style-name="P1">连词：然而，但是，但；副词：多么，犹</text:p>
      <text:p text:style-name="P1"><text:span text:style-name="T2">310</text:span><text:span text:style-name="T5">used</text:span> <text:s/>/juːst/ <text:s/>/just/</text:p>
      <text:p text:style-name="P1">形容词：旧，惯，过去惯常</text:p>
      <text:p text:style-name="P1"><text:span text:style-name="T2">308</text:span><text:span text:style-name="T5">such</text:span> <text:s/>/sʌtʃ/ <text:s/>/sʌtʃ/</text:p>
      <text:p text:style-name="P1">形容词：这样，这么，其；代词：斯</text:p>
      <text:p text:style-name="P1"><text:span text:style-name="T2">308</text:span><text:span text:style-name="T5">around</text:span> <text:s/>/ə'raʊnd/ <text:s/>/ə'raʊnd/</text:p>
      <text:p text:style-name="P1">副词：周围，围绕，左右；介词：四处，在 ... 周围</text:p>
      <text:p text:style-name="P1"><text:span text:style-name="T2">307</text:span><text:span text:style-name="T5">always</text:span> <text:s/>/ˈɔ:lweɪz/ <text:s/>/'ɔlwez/</text:p>
      <text:p text:style-name="P1">副词：总是，总，一直</text:p>
      <text:p text:style-name="P1"><text:span text:style-name="T2">306</text:span><text:span text:style-name="T5">experience</text:span> <text:s/>/ɪkˈspɪərɪəns/ <text:s/>/ɪk'spɪrɪəns/</text:p>
      <text:p text:style-name="P1">名词：经验，经历，阅历；动词：经验，经历，阅历</text:p>
      <text:p text:style-name="P1">过去式 experienced 过去分词 experienced 现在分词 experiencing</text:p>
      <text:p text:style-name="P1"><text:span text:style-name="T2">305</text:span><text:span text:style-name="T5">better</text:span> <text:s/>/'betə/ <text:s/>/'bɛtɚ/</text:p>
      <text:p text:style-name="P1">形容词：更好，较好，强；副词：更好，宁愿，爽性；动词：改进，改善，赢</text:p>
      <text:p text:style-name="P1"><text:span text:style-name="T2">305</text:span><text:span text:style-name="T5">each</text:span> <text:s/>/iːtʃ/ <text:s/>/itʃ/</text:p>
      <text:p text:style-name="P1">代词：每，各，各个；形容词：皆，历</text:p>
      <text:p text:style-name="P1"><text:span text:style-name="T2">299</text:span><text:span text:style-name="T5">might</text:span> <text:s/>/maɪt/ <text:s/>/maɪt/</text:p>
      <text:p text:style-name="P1">名词：威力，强权，威；助动词：或</text:p>
      <text:p text:style-name="P1"><text:span text:style-name="T2">296</text:span><text:span text:style-name="T5">week</text:span> <text:s/>/wiːk/ <text:s/>/wik/</text:p>
      <text:p text:style-name="P1">名词：周，星期</text:p>
      <text:p text:style-name="P1"><text:span text:style-name="T2">295</text:span><text:span text:style-name="T5">hand</text:span> <text:s/>/hænd/ <text:s/>/hænd/</text:p>
      <text:p text:style-name="P1">名词：手，巴掌，人；动词：递交；形容词：手的</text:p>
      <text:p text:style-name="P1"><text:span text:style-name="T2">289</text:span><text:span text:style-name="T5">tell</text:span> <text:s/>// <text:s/>//</text:p>
      <text:p text:style-name="P1">动词：告诉，诉说，说；名词：古墓</text:p>
      <text:p text:style-name="P1">过去式 told 过去分词 told 现在分词 telling</text:p>
      <text:p text:style-name="P1"><text:span text:style-name="T2">288</text:span><text:span text:style-name="T5">hard</text:span> <text:s/>/hɑːd/ <text:s/>/hɑrd/</text:p>
      <text:p text:style-name="P1">形容词：硬，难以，坚硬</text:p>
      <text:p text:style-name="P1"><text:span text:style-name="T2">286</text:span><text:span text:style-name="T5">person</text:span> <text:s/>/'pɜːs(ə)n/ <text:s/>/'pɝsn/</text:p>
      <text:p text:style-name="P1">名词：人，者，人士</text:p>
      <text:p text:style-name="P1"><text:span text:style-name="T2">286</text:span><text:span text:style-name="T5">text</text:span> <text:s/>/tekst/ <text:s/>/tɛkst/</text:p>
      <text:p text:style-name="P1">名词：文本，正文，课文</text:p>
      <text:p text:style-name="P1"><text:span text:style-name="T2">284</text:span><text:span text:style-name="T5">stop</text:span> <text:s/>/stɒp/ <text:s/>/stɑp/</text:p>
      <text:p text:style-name="P1">动词：停止，阻止，站；名词：阻止，车站，遏</text:p>
      <text:p text:style-name="P1">过去式 stopped 或 stopt 过去分词 stopped 或 stopt 现在分词 stopping</text:p>
      <text:p text:style-name="P1"><text:span text:style-name="T2">283</text:span><text:span text:style-name="T5">probably</text:span> <text:s/>/'prɒbəblɪ/ <text:s/>/'prɑbəbli/</text:p>
      <text:p text:style-name="P1">副词：大概，或许，多半</text:p>
      <text:p text:style-name="P1"><text:span text:style-name="T2">281</text:span><text:span text:style-name="T5">next</text:span> <text:s/>/nekst/ <text:s/>/nɛkst/</text:p>
      <text:p text:style-name="P1"><text:soft-page-break/>形容词：下，未来，下面；副词：然后，其次，下一次；介词：比邻</text:p>
      <text:p text:style-name="P1"><text:span text:style-name="T2">280</text:span><text:span text:style-name="T5">writing</text:span> <text:s/>/'raɪtɪŋ/ <text:s/>/'raɪtɪŋ/</text:p>
      <text:p text:style-name="P1">名词：写作，文字，著述</text:p>
      <text:p text:style-name="P1"><text:span text:style-name="T2">279</text:span><text:span text:style-name="T5">three</text:span> <text:s/>/θriː/ <text:s/>/θri/</text:p>
      <text:p text:style-name="P1">：三</text:p>
      <text:p text:style-name="P1"><text:span text:style-name="T2">274</text:span><text:span text:style-name="T5">test</text:span> <text:s/>/test/ <text:s/>/tɛst/</text:p>
      <text:p text:style-name="P1">名词：测试，试验，试；动词：检验，试，考</text:p>
      <text:p text:style-name="P1"><text:span text:style-name="T2">269</text:span><text:span text:style-name="T5">same</text:span> <text:s/>/seɪm/ <text:s/>/sem/</text:p>
      <text:p text:style-name="P1">名词：相同，同样的事物；代词：同，同一，同样；副词：一样，如出一辙，一般</text:p>
      <text:p text:style-name="P1"><text:span text:style-name="T2">266</text:span><text:span text:style-name="T5">visit</text:span> <text:s/>/'vɪzɪt/ <text:s/>/'vɪzɪt/</text:p>
      <text:p text:style-name="P1">名词：访问，拜访；动词：访，看望，游览</text:p>
      <text:p text:style-name="P1"><text:span text:style-name="T2">264</text:span><text:span text:style-name="T5">open</text:span> <text:s/>/'əʊp(ə)n/ <text:s/>/'opən/</text:p>
      <text:p text:style-name="P1">动词：打开，开放，开；形容词：公开，开阔，通；名词：空旷</text:p>
      <text:p text:style-name="P1"><text:span text:style-name="T2">261</text:span><text:span text:style-name="T5">another</text:span> <text:s/>/ə'nʌðə/ <text:s/>/ə'nʌðɚ/</text:p>
      <text:p text:style-name="P1">代词：另一个，再；形容词：另一，另，再</text:p>
      <text:p text:style-name="P1"><text:span text:style-name="T2">261</text:span><text:span text:style-name="T5">away</text:span> <text:s/>/ə'weɪ/ <text:s/>/əˈwe/</text:p>
      <text:p text:style-name="P1">副词：远，远离，离；形容词：缺席的</text:p>
      <text:p text:style-name="P1"><text:span text:style-name="T2">260</text:span><text:span text:style-name="T5">small</text:span> <text:s/>/smɔːl/ <text:s/>/smɔl/</text:p>
      <text:p text:style-name="P1">形容词：小，少，微小</text:p>
      <text:p text:style-name="P1"><text:span text:style-name="T2">259</text:span><text:span text:style-name="T5">develop</text:span> <text:s/>/dɪ'veləp/ <text:s/>/dɪ'vɛləp/</text:p>
      <text:p text:style-name="P1">动词：开发，研制，开展</text:p>
      <text:p text:style-name="P1"><text:span text:style-name="T2">258</text:span><text:span text:style-name="T5">travel</text:span> <text:s/>/'træv(ə)l/ <text:s/>/'trævl/</text:p>
      <text:p text:style-name="P1">名词：旅行，旅游，行程；动词：行驶，游，行</text:p>
      <text:p text:style-name="P1">过去式 traveled或-elled 过去分词 traveled或-elled 现在分词 traveling或-elling</text:p>
      <text:p text:style-name="P1"><text:span text:style-name="T2">257</text:span><text:span text:style-name="T5">college</text:span> <text:s/>/'kɒlɪdʒ/ <text:s/>/'kɑlɪdʒ/</text:p>
      <text:p text:style-name="P1">名词：学院，院，学</text:p>
      <text:p text:style-name="P1"><text:span text:style-name="T2">257</text:span><text:span text:style-name="T5">become</text:span> <text:s/>/bɪ'kʌm/ <text:s/>/bɪ'kʌm/</text:p>
      <text:p text:style-name="P1">动词：成为，变成，变</text:p>
      <text:p text:style-name="P1">过去式 became 过去分词 become 现在分词 becoming</text:p>
      <text:p text:style-name="P1"><text:span text:style-name="T2">251</text:span><text:span text:style-name="T5">love</text:span> <text:s/>/lʌv/ <text:s/>/lʌv/</text:p>
      <text:p text:style-name="P1">名词：爱，爱情，恋爱；动词：爱，喜欢，喜爱</text:p>
      <text:p text:style-name="P1">过去式 loved 过去分词 loved 现在分词 loving</text:p>
      <text:p text:style-name="P1"><text:span text:style-name="T2">251</text:span><text:span text:style-name="T5">offer</text:span> <text:s/>/'ɒfə/ <text:s/>/'ɔfɚ/</text:p>
      <text:p text:style-name="P1">动词：提供，献，供；名词：意，议案</text:p>
      <text:p text:style-name="P1"><text:span text:style-name="T2">250</text:span><text:span text:style-name="T5">must</text:span> <text:s/>/mʌst/ <text:s/>/mʌst/</text:p>
      <text:p text:style-name="P1">动词：必须，务必，要；名词：必须，霉，未发酵葡萄汁</text:p>
      <text:p text:style-name="P1"><text:span text:style-name="T2">250</text:span><text:span text:style-name="T5">university</text:span> <text:s/>/juːnɪ'vɜːsɪtɪ/ <text:s/>/,junɪ'vɝsəti/</text:p>
      <text:p text:style-name="P1">名词：大学，学院</text:p>
      <text:p text:style-name="P1">复数 universities</text:p>
      <text:p text:style-name="P1"><text:span text:style-name="T2">250</text:span><text:span text:style-name="T5">father</text:span> <text:s/>/'fɑːðə/ <text:s/>/'fɑðɚ/</text:p>
      <text:p text:style-name="P1">名词：父亲，父，爸爸；动词：引起，产生，发明</text:p>
      <text:p text:style-name="P1"><text:span text:style-name="T2">248</text:span><text:span text:style-name="T5">shop</text:span> <text:s/>/ʃɒp/ <text:s/>/ʃɑp/</text:p>
      <text:p text:style-name="P1">名词：店，铺，商店；动词：购物，买东西</text:p>
      <text:p text:style-name="P1">过去式 shopped 过去分词 shopped 现在分词 shopping</text:p>
      <text:p text:style-name="P1"><text:span text:style-name="T2">247</text:span><text:span text:style-name="T5">house</text:span> <text:s/>/haʊs/ <text:s/>/haʊs/</text:p>
      <text:p text:style-name="P1">名词：房子，屋，住宅；动词：收容，驻防，驻守</text:p>
      <text:p text:style-name="P1">复数 houses</text:p>
      <text:p text:style-name="P1"><text:span text:style-name="T2">246</text:span><text:span text:style-name="T5">human</text:span> <text:s/>/'hjuːmən/ <text:s/>/'hjumən/</text:p>
      <text:p text:style-name="P1">形容词：人道，人的，有人性的</text:p>
      <text:p text:style-name="P1"><text:span text:style-name="T2">245</text:span><text:span text:style-name="T5">went</text:span> <text:s/>/went/ <text:s/>/wɛnt/</text:p>
      <text:p text:style-name="P1">动词：去，走，前往</text:p>
      <text:p text:style-name="P1"><text:span text:style-name="T2">243</text:span><text:span text:style-name="T5">young</text:span> <text:s/>/jʌŋ/ <text:s/>/jʌŋ/</text:p>
      <text:p text:style-name="P1">形容词：年轻，小，年青；名词：青年，年轻人，青年人</text:p>
      <text:p text:style-name="P1">比较级 younger 最高级 youngest</text:p>
      <text:p text:style-name="P1"><text:span text:style-name="T2">243</text:span><text:span text:style-name="T5">stay</text:span> <text:s/>/steɪ/ <text:s/>/steɪ/</text:p>
      <text:p text:style-name="P1">动词：留，住宿，逗留；名词：撑，撑条</text:p>
      <text:p text:style-name="P1">过去式 stayed 或 staid 过去分词 stayed 或 staid 现在分词 staying</text:p>
      <text:p text:style-name="P1"><text:span text:style-name="T2">241</text:span><text:span text:style-name="T5">without</text:span> <text:s/>/wɪˈðaʊt/ <text:s/>/wɪðˈaʊt/</text:p>
      <text:p text:style-name="P1">介词：离；名词：在外；副词：在外</text:p>
      <text:p text:style-name="P1"><text:span text:style-name="T2">241</text:span><text:span text:style-name="T5">enjoy</text:span> <text:s/>/ɪnˈdʒɔɪ/ <text:s/>/ɪn'dʒɔɪ/</text:p>
      <text:p text:style-name="P1">动词：享受，享有，欣赏</text:p>
      <text:p text:style-name="P1"><text:span text:style-name="T2">240</text:span><text:span text:style-name="T5">watch</text:span> <text:s/>/wɒtʃ/ <text:s/>/wɑtʃ/</text:p>
      <text:p text:style-name="P1">动词：看，观，注视；名词：表，注视，钟</text:p>
      <text:p text:style-name="P1">复数 watches 过去式 watched 过去分词 watched 现在分词 watching</text:p>
      <text:p text:style-name="P1"><text:span text:style-name="T2">239</text:span><text:span text:style-name="T5">child</text:span> <text:s/>/tʃaɪld/ <text:s/>/tʃaɪld/</text:p>
      <text:p text:style-name="P1">名词：儿童，孩子，子</text:p>
      <text:p text:style-name="P1"><text:span text:style-name="T2">239</text:span><text:span text:style-name="T5">research</text:span> <text:s/>/rɪ'sɜːtʃ; 'riːsɜːtʃ/ <text:s/>/'risɝtʃ/</text:p>
      <text:p text:style-name="P1">动词：研究，研，科研；名词：研究，考证</text:p>
      <text:p text:style-name="P1"><text:span text:style-name="T2">237</text:span><text:span text:style-name="T5">came</text:span> <text:s/>/keɪm/ <text:s/>/kem/</text:p>
      <text:p text:style-name="P1">动词：来，来到，过来</text:p>
      <text:p text:style-name="P1"><text:span text:style-name="T2">237</text:span><text:span text:style-name="T5">walk</text:span> <text:s/>/wɔːk/ <text:s/>/wɔk/</text:p>
      <text:p text:style-name="P1">动词：步行，走，走路；名词：步行，走道，跞</text:p>
      <text:p text:style-name="P1"><text:span text:style-name="T2">235</text:span><text:span text:style-name="T5">chinese</text:span> <text:s/>// <text:s/>//</text:p>
      <text:p text:style-name="P1">名词：中文，汉语，华人；形容词：中国的，中国话的，中华的</text:p>
      <text:p text:style-name="P1"><text:span text:style-name="T2">234</text:span><text:span text:style-name="T5">room</text:span> <text:s/>/ruːm; rʊm/ <text:s/>/rum/</text:p>
      <text:p text:style-name="P1">名词：房间，间，房；动词：住宿</text:p>
      <text:p text:style-name="P1"><text:span text:style-name="T2">232</text:span><text:span text:style-name="T5">plan</text:span> <text:s/>/plæn/ <text:s/>/plæn/</text:p>
      <text:p text:style-name="P1">动词：计划，打算，安排；名词：计划，规划，打算</text:p>
      <text:p text:style-name="P1">过去式 planned 过去分词 planned 现在分词 planning</text:p>
      <text:p text:style-name="P1"><text:span text:style-name="T2">230</text:span><text:span text:style-name="T5">seem</text:span> <text:s/>/siːm/ <text:s/>/sim/</text:p>
      <text:p text:style-name="P1">动词：似乎，显得，仿佛</text:p>
      <text:p text:style-name="P1"><text:span text:style-name="T2">230</text:span><text:span text:style-name="T5">today</text:span> <text:s/>/tə'deɪ/ <text:s/>/tə'de/</text:p>
      <text:p text:style-name="P1">副词：今天，今日，今；名词：这天</text:p>
      <text:p text:style-name="P1"><text:span text:style-name="T2">229</text:span><text:span text:style-name="T5">american</text:span> <text:s/>// <text:s/>/əˈmɛrɪkən/</text:p>
      <text:p text:style-name="P1">名词：美国人，美洲人；形容词：美国的，美洲的</text:p>
      <text:p text:style-name="P1"><text:span text:style-name="T2">228</text:span><text:span text:style-name="T5">kind</text:span> <text:s/>/kaɪnd/ <text:s/>/kaɪnd/</text:p>
      <text:p text:style-name="P1">名词：类，种类，样；形容词：亲切，厚道，仁慈</text:p>
      <text:p text:style-name="P1"><text:span text:style-name="T2">226</text:span><text:span text:style-name="T5">happen</text:span> <text:s/>/'hæp(ə)n/ <text:s/>/'hæpən/</text:p>
      <text:p text:style-name="P1">动词：发生，碰巧，正好</text:p>
      <text:p text:style-name="P1"><text:span text:style-name="T2">225</text:span><text:span text:style-name="T5">speaker</text:span> <text:s/>/'spiːkə/ <text:s/>/'spikɚ/</text:p>
      <text:p text:style-name="P1">名词：扬声器，喇叭，议长</text:p>
      <text:p text:style-name="P1"><text:span text:style-name="T2">224</text:span><text:span text:style-name="T5">here</text:span> <text:s/>/hɪə/ <text:s/>/hɪr/</text:p>
      <text:p text:style-name="P1">副词：这里，此，这儿</text:p>
      <text:p text:style-name="P1"><text:span text:style-name="T2">221</text:span><text:span text:style-name="T5">point</text:span> <text:s/>/pɒɪnt/ <text:s/>/pɔɪnt/</text:p>
      <text:p text:style-name="P1">动词：点，指出，指；名词：点，分，处</text:p>
      <text:p text:style-name="P1"><text:span text:style-name="T2">221</text:span><text:span text:style-name="T5">making</text:span> <text:s/>/'meɪkɪŋ/ <text:s/>/'mekɪŋ/</text:p>
      <text:p text:style-name="P1">名词：制造，塑造</text:p>
      <text:p text:style-name="P1"><text:span text:style-name="T2">219</text:span><text:span text:style-name="T5">night</text:span> <text:s/>/naɪt/ <text:s/>/naɪt/</text:p>
      <text:p text:style-name="P1">名词：晚，夜，夜晚；形容词：夜晚的</text:p>
      <text:p text:style-name="P1"><text:span text:style-name="T2">219</text:span><text:span text:style-name="T5">doing</text:span> <text:s/>/'duːɪŋ/ <text:s/>/'duɪŋ/</text:p>
      <text:p text:style-name="P1">名词：干，活动；形容词：活动的</text:p>
      <text:p text:style-name="P1"><text:soft-page-break/><text:span text:style-name="T2">219</text:span><text:span text:style-name="T5">phone</text:span> <text:s/>/fəʊn/ <text:s/>/fon/</text:p>
      <text:p text:style-name="P1">名词：电话，音素；动词：打电话</text:p>
      <text:p text:style-name="P1">过去式 phoned 过去分词 phoned 现在分词 phoning</text:p>
      <text:p text:style-name="P1"><text:span text:style-name="T2">217</text:span><text:span text:style-name="T5">asked</text:span> <text:s/>/ɑ:skt/ <text:s/>/æskt/</text:p>
      <text:p text:style-name="P1">动词：问，询问，要求</text:p>
      <text:p text:style-name="P1"><text:span text:style-name="T2">217</text:span><text:span text:style-name="T5">program</text:span> <text:s/>/'prəʊɡræm/ <text:s/>/'proɡræm/</text:p>
      <text:p text:style-name="P1">名词：程序，计划，方案；动词：编程</text:p>
      <text:p text:style-name="P1">过去式 programmed或 programed 过去分词 programmed或 programed 现在分词 programming或 programing</text:p>
      <text:p text:style-name="P1"><text:span text:style-name="T2">213</text:span><text:span text:style-name="T5">teach</text:span> <text:s/>/tiːtʃ/ <text:s/>/titʃ/</text:p>
      <text:p text:style-name="P1">动词：教，教导，教授</text:p>
      <text:p text:style-name="P1">过去式 taught 过去分词 taught 现在分词 teaching</text:p>
      <text:p text:style-name="P1"><text:span text:style-name="T2">212</text:span><text:span text:style-name="T5">name</text:span> <text:s/>/neɪm/ <text:s/>/nem/</text:p>
      <text:p text:style-name="P1">名词：名称，名，名字；动词：命名，称，指名</text:p>
      <text:p text:style-name="P1"><text:span text:style-name="T2">211</text:span><text:span text:style-name="T5">information</text:span> <text:s/>/ɪnfə'meɪʃ(ə)n/ <text:s/>/'ɪnfɚ'meʃən/</text:p>
      <text:p text:style-name="P1">名词：信息，情报，消息</text:p>
      <text:p text:style-name="P1"><text:span text:style-name="T2">211</text:span><text:span text:style-name="T5">social</text:span> <text:s/>/'səʊʃ(ə)l/ <text:s/>/'soʃl/</text:p>
      <text:p text:style-name="P1">形容词：群居，社会的，社交的</text:p>
      <text:p text:style-name="P1"><text:span text:style-name="T2">210</text:span><text:span text:style-name="T5">grow</text:span> <text:s/>/grəʊ/ <text:s/>/ɡro/</text:p>
      <text:p text:style-name="P1">动词：增长，生长，发展</text:p>
      <text:p text:style-name="P1">过去式 grew 过去分词 grown 现在分词 growing</text:p>
      <text:p text:style-name="P1"><text:span text:style-name="T2">210</text:span><text:span text:style-name="T5">language</text:span> <text:s/>/'læŋgwɪdʒ/ <text:s/>/'læŋɡwɪdʒ/</text:p>
      <text:p text:style-name="P1">名词：语，文，话</text:p>
      <text:p text:style-name="P1"><text:span text:style-name="T2">209</text:span><text:span text:style-name="T5">attitude</text:span> <text:s/>/'ætɪtjuːd/ <text:s/>/'ætɪtʊd; ˈætəˌtud/</text:p>
      <text:p text:style-name="P1">名词：态度，姿态，意见</text:p>
      <text:p text:style-name="P1"><text:span text:style-name="T2">208</text:span><text:span text:style-name="T5">since</text:span> <text:s/>/sɪns/ <text:s/>/sɪns/</text:p>
      <text:p text:style-name="P1">介词：以来，自，自从；副词：以来；连词：因为，既然，既是</text:p>
      <text:p text:style-name="P1"><text:span text:style-name="T2">207</text:span><text:span text:style-name="T5">once</text:span> <text:s/>/wʌns/ <text:s/>/wʌns/</text:p>
      <text:p text:style-name="P1">连词：一旦；副词：一次，曾经，一度；名词：一次</text:p>
      <text:p text:style-name="P1"><text:span text:style-name="T2">207</text:span><text:span text:style-name="T5">course</text:span> <text:s/>/kɔːs/ <text:s/>/kɔrs/</text:p>
      <text:p text:style-name="P1">名词：课程，过程，进程</text:p>
      <text:p text:style-name="P1"><text:span text:style-name="T2">207</text:span><text:span text:style-name="T5">animal</text:span> <text:s/>/'ænɪm(ə)l/ <text:s/>/'ænɪml/</text:p>
      <text:p text:style-name="P1">名词：动物，兽；形容词：动物的</text:p>
      <text:p text:style-name="P1"><text:span text:style-name="T2">206</text:span><text:span text:style-name="T5">believe</text:span> <text:s/>/bɪ'liːv/ <text:s/>/bɪ'liv/</text:p>
      <text:p text:style-name="P1">动词：相信，认为，信</text:p>
      <text:p text:style-name="P1">过去式 believed 过去分词 believed 现在分词 believing</text:p>
      <text:p text:style-name="P1"><text:span text:style-name="T2">205</text:span><text:span text:style-name="T5">meet</text:span> <text:s/>/miːt/ <text:s/>/mit/</text:p>
      <text:p text:style-name="P1">动词：满足，见，会面；名词：集会，会；形容词：合适的</text:p>
      <text:p text:style-name="P1">过去式 met 过去分词 met 现在分词 meeting</text:p>
      <text:p text:style-name="P1"><text:span text:style-name="T2">202</text:span><text:span text:style-name="T5">remember</text:span> <text:s/>/rɪ'membə/ <text:s/>/rɪ'mɛmbɚ/</text:p>
      <text:p text:style-name="P1">动词：记得，记住，记</text:p>
      <text:p text:style-name="P1"><text:span text:style-name="T2">201</text:span><text:span text:style-name="T5">sure</text:span> <text:s/>/ʃɔ:(r)/ <text:s/>/ʃʊər; ʃʊr/</text:p>
      <text:p text:style-name="P1">副词：当然；形容词：肯定，确切，稳</text:p>
      <text:p text:style-name="P1">比较级 surer 最高级 surest</text:p>
      <text:p text:style-name="P1"><text:span text:style-name="T2">200</text:span><text:span text:style-name="T5">free</text:span> <text:s/>/friː/ <text:s/>/fri/</text:p>
      <text:p text:style-name="P1">形容词：免费，自由，游离；动词：豁免，肃清；副词：无偿地</text:p>
      <text:p text:style-name="P1">比较级 freer 最高级 freest 过去式 freed 过去分词 freed 现在分词 freeing</text:p>
      <text:p text:style-name="P1"><text:span text:style-name="T2">197</text:span><text:span text:style-name="T5">true</text:span> <text:s/>/truː/ <text:s/>/tru/</text:p>
      <text:p text:style-name="P1">形容词：真正，真，真实；副词：固然；名词：信</text:p>
      <text:p text:style-name="P1">比较级 truer 最高级 truest 过去式 trued 过去分词 trued 现在分词 truing或trueing</text:p>
      <text:p text:style-name="P1"><text:span text:style-name="T2">196</text:span><text:span text:style-name="T5">during</text:span> <text:s/>/'djʊərɪŋ/ <text:s/>/'dʊrɪŋ/</text:p>
      <text:p text:style-name="P1">介词：中，在 ... 期间</text:p>
      <text:p text:style-name="P1"><text:span text:style-name="T2">196</text:span><text:span text:style-name="T5">park</text:span> <text:s/>/pɑːk/ <text:s/>/pɑrk/</text:p>
      <text:p text:style-name="P1">名词：公园，园林，苑；动词：停放，停车，寄</text:p>
      <text:p text:style-name="P1"><text:span text:style-name="T2">194</text:span><text:span text:style-name="T5">month</text:span> <text:s/>/mʌnθ/ <text:s/>/mʌnθ/</text:p>
      <text:p text:style-name="P1">名词：月，月份</text:p>
      <text:p text:style-name="P1"><text:span text:style-name="T2">194</text:span><text:span text:style-name="T5">understand</text:span> <text:s/>/ʌndə'stænd/ <text:s/>/'ʌndɚ'stænd/</text:p>
      <text:p text:style-name="P1">动词：了解，理解，明白</text:p>
      <text:p text:style-name="P1"><text:span text:style-name="T2">194</text:span><text:span text:style-name="T5">build</text:span> <text:s/>/bɪld/ <text:s/>/bɪld/</text:p>
      <text:p text:style-name="P1">动词：建立，建设，建；名词：体形，体格，垒</text:p>
      <text:p text:style-name="P1">过去式 built 过去分词 built 现在分词 building</text:p>
      <text:p text:style-name="P1"><text:span text:style-name="T2">193</text:span><text:span text:style-name="T5">left</text:span> <text:s/>/left/ <text:s/>/lɛft/</text:p>
      <text:p text:style-name="P1">副词：左，左边，向左；名词：左，左边，左面</text:p>
      <text:p text:style-name="P1"><text:span text:style-name="T2">192</text:span><text:span text:style-name="T5">example</text:span> <text:s/>/ɪg'zɑːmp(ə)l; eg-/ <text:s/>/ɪg'zæmpl/</text:p>
      <text:p text:style-name="P1">名词：例，例子，范例</text:p>
      <text:p text:style-name="P1">过去式 exampled 过去分词 exampled 现在分词 exampling</text:p>
      <text:p text:style-name="P1"><text:span text:style-name="T2">190</text:span><text:span text:style-name="T5">wait</text:span> <text:s/>/weɪt/ <text:s/>/wet/</text:p>
      <text:p text:style-name="P1">动词：等待，等，等候；名词：等候</text:p>
      <text:p text:style-name="P1"><text:span text:style-name="T2">190</text:span><text:span text:style-name="T5">women</text:span> <text:s/>/'wɪmɪn/ <text:s/>/'wɪmɪn/</text:p>
      <text:p text:style-name="P1">名词：女人，妇女，女子</text:p>
      <text:p text:style-name="P1"><text:span text:style-name="T2">187</text:span><text:span text:style-name="T5">leave</text:span> <text:s/>/liːv/ <text:s/>/liv/</text:p>
      <text:p text:style-name="P1">动词：离开，走，留；名词：假，假期，准许</text:p>
      <text:p text:style-name="P1">过去式 left 过去分词 left 现在分词 leaving</text:p>
      <text:p text:style-name="P1"><text:span text:style-name="T2">187</text:span><text:span text:style-name="T5">mind</text:span> <text:s/>/maɪnd/ <text:s/>/maɪnd/</text:p>
      <text:p text:style-name="P1">名词：心神，头脑，精神；动词：在心，在意，看</text:p>
      <text:p text:style-name="P1"><text:span text:style-name="T2">186</text:span><text:span text:style-name="T5">soon</text:span> <text:s/>/suːn/ <text:s/>/sun/</text:p>
      <text:p text:style-name="P1">副词：不久，快，早日</text:p>
      <text:p text:style-name="P1">比较级 sooner 最高级 soonest</text:p>
      <text:p text:style-name="P1"><text:span text:style-name="T2">186</text:span><text:span text:style-name="T5">reason</text:span> <text:s/>/'riːz(ə)n/ <text:s/>/ˈrizən/</text:p>
      <text:p text:style-name="P1">名词：原因，理性，理由；动词：合理，意，臆断</text:p>
      <text:p text:style-name="P1"><text:span text:style-name="T2">185</text:span><text:span text:style-name="T5">everyone</text:span> <text:s/>/'evrɪwʌn/ <text:s/>/'ɛvrɪwʌn/</text:p>
      <text:p text:style-name="P1">代词：大家，诸，每个人</text:p>
      <text:p text:style-name="P1"><text:span text:style-name="T2">184</text:span><text:span text:style-name="T5">body</text:span> <text:s/>/'bɒdɪ/ <text:s/>/'bɑdi/</text:p>
      <text:p text:style-name="P1">名词：体，身体，机身</text:p>
      <text:p text:style-name="P1">复数 bodies 过去式 bodied 过去分词 bodied 现在分词 bodying</text:p>
      <text:p text:style-name="P1"><text:span text:style-name="T2">183</text:span><text:span text:style-name="T5">attention</text:span> <text:s/>/ə'tenʃ(ə)n/ <text:s/>/ə'tɛnʃən/</text:p>
      <text:p text:style-name="P1">名词：注意，关注，注意力</text:p>
      <text:p text:style-name="P1"><text:span text:style-name="T2">183</text:span><text:span text:style-name="T5">tour</text:span> <text:s/>/tʊə/ <text:s/>/tʊr/</text:p>
      <text:p text:style-name="P1">动词：游览，游，巡回；名词：旅游，游，旅行</text:p>
      <text:p text:style-name="P1"><text:span text:style-name="T2">182</text:span><text:span text:style-name="T5">write</text:span> <text:s/>/raɪt/ <text:s/>/raɪt/</text:p>
      <text:p text:style-name="P1">动词：写，编写，撰写</text:p>
      <text:p text:style-name="P1">过去式 wrote 过去分词 written 现在分词 writing</text:p>
      <text:p text:style-name="P1"><text:span text:style-name="T2">182</text:span><text:span text:style-name="T5">both</text:span> <text:s/>/bəʊθ/ <text:s/>/boθ/</text:p>
      <text:p text:style-name="P1">形容词：都，两，二者；代词：两，双</text:p>
      <text:p text:style-name="P1"><text:span text:style-name="T2">180</text:span><text:span text:style-name="T5">order</text:span> <text:s/>/'ɔːdə/ <text:s/>/'ɔrdɚ/</text:p>
      <text:p text:style-name="P1">动词：订购，责令，订；名词：命令，顺序，令</text:p>
      <text:p text:style-name="P1"><text:span text:style-name="T2">180</text:span><text:span text:style-name="T5">group</text:span> <text:s/>/gruːp/ <text:s/>/ɡrup/</text:p>
      <text:p text:style-name="P1">名词：组，集团，小组；动词：聚合，编</text:p>
      <text:p text:style-name="P1"><text:span text:style-name="T2">179</text:span><text:span text:style-name="T5">result</text:span> <text:s/>/rɪ'zʌlt/ <text:s/>/rɪ'zʌlt/</text:p>
      <text:p text:style-name="P1">名词：结果，成果，效果；动词：导致，致使，酿</text:p>
      <text:p text:style-name="P1"><text:soft-page-break/><text:span text:style-name="T2">179</text:span><text:span text:style-name="T5">yourself</text:span> <text:s/>/jɔː'self; jʊə-; jə-/ <text:s/>/jɔr'sɛlf/</text:p>
      <text:p text:style-name="P1">代词：你自己</text:p>
      <text:p text:style-name="P1">复数 yourselves</text:p>
      <text:p text:style-name="P1"><text:span text:style-name="T2">178</text:span><text:span text:style-name="T5">enough</text:span> <text:s/>/ɪ'nʌf/ <text:s/>/ɪ'nʌf/</text:p>
      <text:p text:style-name="P1">形容词：足够，足以，足；名词：够，充足；副词：足，彀</text:p>
      <text:p text:style-name="P1"><text:span text:style-name="T2">178</text:span><text:span text:style-name="T5">writer</text:span> <text:s/>/'raɪtə/ <text:s/>/'raɪtɚ/</text:p>
      <text:p text:style-name="P1">名词：作家，作者，笔者</text:p>
      <text:p text:style-name="P1"><text:span text:style-name="T2">177</text:span><text:span text:style-name="T5">until</text:span> <text:s/>/ən'tɪl/ <text:s/>/ən'tɪl/</text:p>
      <text:p text:style-name="P1">介词：直到，至，迄；连词：为止</text:p>
      <text:p text:style-name="P1"><text:span text:style-name="T2">177</text:span><text:span text:style-name="T5">street</text:span> <text:s/>/striːt/ <text:s/>/strit/</text:p>
      <text:p text:style-name="P1">名词：街，街道，街头</text:p>
      <text:p text:style-name="P1"><text:span text:style-name="T2">177</text:span><text:span text:style-name="T5">team</text:span> <text:s/>/tiːm/ <text:s/>/tim/</text:p>
      <text:p text:style-name="P1">名词：球队，团队，队；动词：联合，统一</text:p>
      <text:p text:style-name="P1"><text:span text:style-name="T2">176</text:span><text:span text:style-name="T5">health</text:span> <text:s/>/helθ/ <text:s/>/hɛlθ/</text:p>
      <text:p text:style-name="P1">名词：健康，卫生，身体</text:p>
      <text:p text:style-name="P1"><text:span text:style-name="T2">174</text:span><text:span text:style-name="T5">computer</text:span> <text:s/>/kəm'pjuːtə/ <text:s/>/kəm'pjutɚ/</text:p>
      <text:p text:style-name="P1">名词：计算机，电脑</text:p>
      <text:p text:style-name="P1"><text:span text:style-name="T2">173</text:span><text:span text:style-name="T5">face</text:span> <text:s/>/feɪs/ <text:s/>/fes/</text:p>
      <text:p text:style-name="P1">动词：面对，面，面向；名词：面，脸，表面</text:p>
      <text:p text:style-name="P1">过去式 faced 过去分词 faced 现在分词 facing</text:p>
      <text:p text:style-name="P1"><text:span text:style-name="T2">173</text:span><text:span text:style-name="T5">having</text:span> <text:s/>/'hævɪŋ/ <text:s/>//</text:p>
      <text:p text:style-name="P1">名词：占有，所有；形容词：菲薄的，吝啬的</text:p>
      <text:p text:style-name="P1"><text:span text:style-name="T2">173</text:span><text:span text:style-name="T5">early</text:span> <text:s/>/'ɜːlɪ/ <text:s/>/'ɝli/</text:p>
      <text:p text:style-name="P1">副词：早，初，早日；形容词：早</text:p>
      <text:p text:style-name="P1">比较级 earlier 最高级 earliest</text:p>
      <text:p text:style-name="P1"><text:span text:style-name="T2">173</text:span><text:span text:style-name="T5">special</text:span> <text:s/>/'speʃ(ə)l/ <text:s/>/ˈspɛʃəl/</text:p>
      <text:p text:style-name="P1">形容词：特别，特殊，专用</text:p>
      <text:p text:style-name="P1">比较级 more special 最高级 most special</text:p>
      <text:p text:style-name="P1"><text:span text:style-name="T2">173</text:span><text:span text:style-name="T5">hold</text:span> <text:s/>/həʊld/ <text:s/>/hold/</text:p>
      <text:p text:style-name="P1">动词：保持，保留，持有；名词：货舱，搤</text:p>
      <text:p text:style-name="P1"><text:span text:style-name="T2">173</text:span><text:span text:style-name="T5">office</text:span> <text:s/>/'ɒfɪs/ <text:s/>/'ɔfɪs/</text:p>
      <text:p text:style-name="P1">名词：办公室，办事处，厅</text:p>
      <text:p text:style-name="P1">过去式 officed 过去分词 officed 现在分词 officing</text:p>
      <text:p text:style-name="P1"><text:span text:style-name="T2">172</text:span><text:span text:style-name="T5">service</text:span> <text:s/>/'sɜːvɪs/ <text:s/>/'sɝvɪs/</text:p>
      <text:p text:style-name="P1">名词：服务，服役，送达；动词：服务，维修，招待；形容词：兵的，军事的</text:p>
      <text:p text:style-name="P1">过去式 serviced 过去分词 serviced 现在分词 servicing</text:p>
      <text:p text:style-name="P1"><text:span text:style-name="T2">172</text:span><text:span text:style-name="T5">area</text:span> <text:s/>/'eərɪə/ <text:s/>/ˈeriə/</text:p>
      <text:p text:style-name="P1">名词：区域，区，地区</text:p>
      <text:p text:style-name="P1"><text:span text:style-name="T2">172</text:span><text:span text:style-name="T5">later</text:span> <text:s/>/'leɪtə/ <text:s/>/'letɚ/</text:p>
      <text:p text:style-name="P1">副词：后来，后，以后；形容词：以后，之后，回头</text:p>
      <text:p text:style-name="P1"><text:span text:style-name="T2">171</text:span><text:span text:style-name="T5">five</text:span> <text:s/>/faɪv/ <text:s/>/faɪv/</text:p>
      <text:p text:style-name="P1">名词：五；：五，伍</text:p>
      <text:p text:style-name="P1"><text:span text:style-name="T2">171</text:span><text:span text:style-name="T5">someone</text:span> <text:s/>/'sʌmwʌn/ <text:s/>/'sʌmwʌn/</text:p>
      <text:p text:style-name="P1">代词：谁</text:p>
      <text:p text:style-name="P1"><text:span text:style-name="T2">171</text:span><text:span text:style-name="T5">business</text:span> <text:s/>/ˈbɪznɪs/ <text:s/>/ˈbɪznɪs/</text:p>
      <text:p text:style-name="P1">名词：商业，业务，商</text:p>
      <text:p text:style-name="P1">复数 businesses</text:p>
      <text:p text:style-name="P1"><text:span text:style-name="T2">171</text:span><text:span text:style-name="T5">education</text:span> <text:s/>/ˌedʒʊˈkeɪʃn/ <text:s/>/,ɛdʒu'keʃən/</text:p>
      <text:p text:style-name="P1">名词：教育，教学，文化</text:p>
      <text:p text:style-name="P1"><text:span text:style-name="T2">170</text:span><text:span text:style-name="T5">skill</text:span> <text:s/>/skɪl/ <text:s/>/skɪl/</text:p>
      <text:p text:style-name="P1">名词：技能，技术，技巧</text:p>
      <text:p text:style-name="P1"><text:span text:style-name="T2">169</text:span><text:span text:style-name="T5">paper</text:span> <text:s/>/'peɪpə/ <text:s/>/'pepɚ/</text:p>
      <text:p text:style-name="P1">名词：纸，论文，楮</text:p>
      <text:p text:style-name="P1"><text:span text:style-name="T2">169</text:span><text:span text:style-name="T5">allow</text:span> <text:s/>/ə'laʊ/ <text:s/>/ə'laʊ/</text:p>
      <text:p text:style-name="P1">动词：允许，让，容许</text:p>
      <text:p text:style-name="P1"><text:span text:style-name="T2">169</text:span><text:span text:style-name="T5">easy</text:span> <text:s/>/'iːzɪ/ <text:s/>/'izi/</text:p>
      <text:p text:style-name="P1">形容词：容易，易，简易；副词：轻而易举，近，慢慢地</text:p>
      <text:p text:style-name="P1">比较级 easier 最高级 easiest</text:p>
      <text:p text:style-name="P1"><text:span text:style-name="T2">168</text:span><text:span text:style-name="T5">happy</text:span> <text:s/>/'hæpɪ/ <text:s/>/'hæpɪ/</text:p>
      <text:p text:style-name="P1">形容词：快乐，高兴，幸福</text:p>
      <text:p text:style-name="P1">比较级 happier 最高级 happiest</text:p>
      <text:p text:style-name="P1"><text:span text:style-name="T2">167</text:span><text:span text:style-name="T5">cloth</text:span> <text:s/>/klɒθ/ <text:s/>/klɔθ/</text:p>
      <text:p text:style-name="P1">名词：布，布匹，布帛菽粟；形容词：呢，呢子的</text:p>
      <text:p text:style-name="P1"><text:span text:style-name="T2">165</text:span><text:span text:style-name="T5">again</text:span> <text:s/>/ə'gen; ə'geɪn/ <text:s/>/əˈɡɛn, əˈɡen/</text:p>
      <text:p text:style-name="P1">副词：再次，再，重新</text:p>
      <text:p text:style-name="P1"><text:span text:style-name="T2">165</text:span><text:span text:style-name="T5">relationship</text:span> <text:s/>/rɪ'leɪʃ(ə)nʃɪp/ <text:s/>/rɪ'leʃən'ʃɪp/</text:p>
      <text:p text:style-name="P1">名词：关系，关联，伦</text:p>
      <text:p text:style-name="P1"><text:span text:style-name="T2">165</text:span><text:span text:style-name="T5">train</text:span> <text:s/>/treɪn/ <text:s/>/tren/</text:p>
      <text:p text:style-name="P1">动词：培养，训练，培训；名词：火车，列车，练</text:p>
      <text:p text:style-name="P1"><text:span text:style-name="T2">165</text:span><text:span text:style-name="T5">usual</text:span> <text:s/>/'juːʒʊəl/ <text:s/>/'juʒuəl/</text:p>
      <text:p text:style-name="P1">形容词：通常，如常，寻常</text:p>
      <text:p text:style-name="P1"><text:span text:style-name="T2">165</text:span><text:span text:style-name="T5">suggest</text:span> <text:s/>/sə'dʒest/ <text:s/>/sə'dʒɛst/</text:p>
      <text:p text:style-name="P1">动词：建议，暗示，提议</text:p>
      <text:p text:style-name="P1"><text:span text:style-name="T2">164</text:span><text:span text:style-name="T5">driver</text:span> <text:s/>/'draɪvə/ <text:s/>/'draɪvɚ/</text:p>
      <text:p text:style-name="P1">名词：司机，螺丝刀，开车人</text:p>
      <text:p text:style-name="P1"><text:span text:style-name="T2">164</text:span><text:span text:style-name="T5">plant</text:span> <text:s/>/plɑːnt/ <text:s/>/plænt/</text:p>
      <text:p text:style-name="P1">名词：厂，株，事业；动词：植物，种，植</text:p>
      <text:p text:style-name="P1"><text:span text:style-name="T2">163</text:span><text:span text:style-name="T5">spend</text:span> <text:s/>/spend/ <text:s/>/spɛnd/</text:p>
      <text:p text:style-name="P1">动词：花，花费，耗费</text:p>
      <text:p text:style-name="P1">过去式 spent 过去分词 spent 现在分词 spending</text:p>
      <text:p text:style-name="P1"><text:span text:style-name="T2">162</text:span><text:span text:style-name="T5">consider</text:span> <text:s/>/kən'sɪdə/ <text:s/>/kən'sɪdɚ/</text:p>
      <text:p text:style-name="P1">动词：考虑，认为，研究</text:p>
      <text:p text:style-name="P1"><text:span text:style-name="T2">161</text:span><text:span text:style-name="T5">girl</text:span> <text:s/>/gɜːl/ <text:s/>/ɡɝl/</text:p>
      <text:p text:style-name="P1">名词：女孩，姑娘，女</text:p>
      <text:p text:style-name="P1"><text:span text:style-name="T2">160</text:span><text:span text:style-name="T5">morning</text:span> <text:s/>/'mɔːnɪŋ/ <text:s/>/'mɔrnɪŋ/</text:p>
      <text:p text:style-name="P1">名词：早上，上午，早晨</text:p>
      <text:p text:style-name="P1"><text:span text:style-name="T2">159</text:span><text:span text:style-name="T5">minute</text:span> <text:s/>/'mɪnɪt/ <text:s/>/'mɪnɪt/</text:p>
      <text:p text:style-name="P1">名词：分钟，分，札记；形容词：微，微型，细腻；动词：记录，摘录，测定时间</text:p>
      <text:p text:style-name="P1"><text:span text:style-name="T2">158</text:span><text:span text:style-name="T5">taking</text:span> <text:s/>/'teɪkɪŋ/ <text:s/>/'tekɪŋ/</text:p>
      <text:p text:style-name="P1">形容词：夺取；名词：夺取</text:p>
      <text:p text:style-name="P1"><text:span text:style-name="T2">158</text:span><text:span text:style-name="T5">heart</text:span> <text:s/>/hɑːt/ <text:s/>/hɑrt/</text:p>
      <text:p text:style-name="P1">名词：心，心脏，中心</text:p>
      <text:p text:style-name="P1"><text:span text:style-name="T2">158</text:span><text:span text:style-name="T5">present</text:span> <text:s/>/prɪˈzent;(for n.)ˈpreznt/ <text:s/>/prɪˈzɛnt;(for n.)ˈprɛznt/</text:p>
      <text:p text:style-name="P1">形容词：当前，现在，现；动词：介绍，呈，呈递；名词：当代，礼物，礼品</text:p>
      <text:p text:style-name="P1"><text:span text:style-name="T2">157</text:span><text:span text:style-name="T5">million</text:span> <text:s/>/'mɪljən/ <text:s/>/'mɪljən/</text:p>
      <text:p text:style-name="P1">名词：百万，兆；：百万</text:p>
      <text:p text:style-name="P1">复数 millions或million</text:p>
      <text:p text:style-name="P1"><text:span text:style-name="T2">157</text:span><text:span text:style-name="T5">final</text:span> <text:s/>/'faɪn(ə)l/ <text:s/>/'faɪnl/</text:p>
      <text:p text:style-name="P1">形容词：最终，最后，终极；名词：结局，下场</text:p>
      <text:p text:style-name="P1"><text:span text:style-name="T2">156</text:span><text:span text:style-name="T5">second</text:span> <text:s/>/'sek(ə)nd/ <text:s/>/'sɛkənd/</text:p>
      <text:p text:style-name="P1">形容词：第二，亚，伯仲叔季；副词：第二，其次；：第二，再，乙；名词：秒，倅；动词：拥护，支持</text:p>
      <text:p text:style-name="P1"><text:soft-page-break/><text:span text:style-name="T2">156</text:span><text:span text:style-name="T5">living</text:span> <text:s/>/'lɪvɪŋ/ <text:s/>/'lɪvɪŋ/</text:p>
      <text:p text:style-name="P1">形容词：活，生，活生生</text:p>
      <text:p text:style-name="P1"><text:span text:style-name="T2">156</text:span><text:span text:style-name="T5">felt</text:span> <text:s/>/felt/ <text:s/>/fɛlt/</text:p>
      <text:p text:style-name="P1">名词：毡，旃，毧；动词：触</text:p>
      <text:p text:style-name="P1"><text:span text:style-name="T2">156</text:span><text:span text:style-name="T5">culture</text:span> <text:s/>/'kʌltʃə/ <text:s/>/'kʌltʃɚ/</text:p>
      <text:p text:style-name="P1">名词：文化，培养，文；动词：耕种，籀</text:p>
      <text:p text:style-name="P1">过去式 cultured 过去分词 cultured 现在分词 culturing</text:p>
      <text:p text:style-name="P1"><text:span text:style-name="T2">155</text:span><text:span text:style-name="T5">game</text:span> <text:s/>/geɪm/ <text:s/>/ɡem/</text:p>
      <text:p text:style-name="P1">名词：游戏，比赛，赛；动词：赌钱；形容词：勇敢的，有胆量的</text:p>
      <text:p text:style-name="P1">过去式 gamed 过去分词 gamed 现在分词 gaming 比较级 gamer 最高级 gamest</text:p>
      <text:p text:style-name="P1"><text:span text:style-name="T2">154</text:span><text:span text:style-name="T5">common</text:span> <text:s/>/'kɒmən/ <text:s/>/'kɑmən/</text:p>
      <text:p text:style-name="P1">形容词：共同，常见，普通</text:p>
      <text:p text:style-name="P1">比较级 commoner 最高级 commonest</text:p>
      <text:p text:style-name="P1"><text:span text:style-name="T2">154</text:span><text:span text:style-name="T5">number</text:span> <text:s/>/'nʌmbə/ <text:s/>/'nʌmbɚ/</text:p>
      <text:p text:style-name="P1">名词：数，编号，号；动词：报数，遍号码</text:p>
      <text:p text:style-name="P1"><text:span text:style-name="T2">154</text:span><text:span text:style-name="T5">fact</text:span> <text:s/>/fækt/ <text:s/>/fækt/</text:p>
      <text:p text:style-name="P1">名词：事实，实，景况</text:p>
      <text:p text:style-name="P1"><text:span text:style-name="T2">154</text:span><text:span text:style-name="T5">along</text:span> <text:s/>/ə'lɒŋ/ <text:s/>/ə'lɔŋ/</text:p>
      <text:p text:style-name="P1">介词：沿，顺；副词：往前，缘</text:p>
      <text:p text:style-name="P1"><text:span text:style-name="T2">154</text:span><text:span text:style-name="T5">eating</text:span> <text:s/>/'iːtɪŋ/ <text:s/>/'itɪŋ/</text:p>
      <text:p text:style-name="P1">名词：吃，食物；形容词：腐蚀性的，可生食的，侵蚀的</text:p>
      <text:p text:style-name="P1"><text:span text:style-name="T2">154</text:span><text:span text:style-name="T5">product</text:span> <text:s/>/'prɒdʌkt/ <text:s/>/'prɑdʌkt/</text:p>
      <text:p text:style-name="P1">名词：产品，产物，制品</text:p>
      <text:p text:style-name="P1"><text:span text:style-name="T2">153</text:span><text:span text:style-name="T5">together</text:span> <text:s/>/tə'geðə/ <text:s/>/tə'ɡɛðɚ/</text:p>
      <text:p text:style-name="P1">副词：一起，共同，一同；形容词：沉着的，老是在一起的，形影相吊的</text:p>
      <text:p text:style-name="P1"><text:span text:style-name="T2">152</text:span><text:span text:style-name="T5">death</text:span> <text:s/>/deθ/ <text:s/>/dɛθ/</text:p>
      <text:p text:style-name="P1">名词：死亡，终，诛</text:p>
      <text:p text:style-name="P1"><text:span text:style-name="T2">151</text:span><text:span text:style-name="T5">note</text:span> <text:s/>/nəʊt/ <text:s/>/not/</text:p>
      <text:p text:style-name="P1">动词：注意，注，注释；名词：笔记，音符，票据</text:p>
      <text:p text:style-name="P1">过去式 noted 过去分词 noted 现在分词 noting</text:p>
      <text:p text:style-name="P1"><text:span text:style-name="T2">151</text:span><text:span text:style-name="T5">underlined</text:span> <text:s/>// <text:s/>//</text:p>
      <text:p text:style-name="P1">动词：强调，底线，使突出</text:p>
      <text:p text:style-name="P1"><text:span text:style-name="T2">150</text:span><text:span text:style-name="T5">activities</text:span> <text:s/>/ækˈtɪvətɪs/ <text:s/>/ækˈtɪvətɪs/</text:p>
      <text:p text:style-name="P1">名词：活动，活度，行为</text:p>
      <text:p text:style-name="P1"><text:span text:style-name="T2">150</text:span><text:span text:style-name="T5">dear</text:span> <text:s/>/dɪə/ <text:s/>/dɪr/</text:p>
      <text:p text:style-name="P1">形容词：亲爱，亲，亲切；副词：昂贵，深深地；名词：亲爱的人</text:p>
      <text:p text:style-name="P1"><text:span text:style-name="T2">150</text:span><text:span text:style-name="T5">quick</text:span> <text:s/>/kwɪk/ <text:s/>/kwɪk/</text:p>
      <text:p text:style-name="P1">形容词：快，速，灵活；副词：快；名词：活人</text:p>
      <text:p text:style-name="P1">比较级 quicker 最高级 quickest</text:p>
      <text:p text:style-name="P1"><text:span text:style-name="T2">149</text:span><text:span text:style-name="T5">ever</text:span> <text:s/>/'evə/ <text:s/>/'ɛvɚ/</text:p>
      <text:p text:style-name="P1">副词：常，从，尝</text:p>
      <text:p text:style-name="P1"><text:span text:style-name="T2">148</text:span><text:span text:style-name="T5">report</text:span> <text:s/>/rɪ'pɔːt/ <text:s/>/rɪ'pɔrt/</text:p>
      <text:p text:style-name="P1">动词：报告，汇报，报；名词：汇报，报，调查报告</text:p>
      <text:p text:style-name="P1"><text:span text:style-name="T2">148</text:span><text:span text:style-name="T5">begin</text:span> <text:s/>/bɪ'gɪn/ <text:s/>/bɪ'ɡɪn/</text:p>
      <text:p text:style-name="P1">动词：开始，开头，始</text:p>
      <text:p text:style-name="P1"><text:span text:style-name="T2">148</text:span><text:span text:style-name="T5">sometime</text:span> <text:s/>/'sʌmtaɪm/ <text:s/>/'sʌmtaɪm/</text:p>
      <text:p text:style-name="P1">副词：某时</text:p>
      <text:p text:style-name="P1"><text:span text:style-name="T2">147</text:span><text:span text:style-name="T5">store</text:span> <text:s/>/stɔː/ <text:s/>/stɔr/</text:p>
      <text:p text:style-name="P1">名词：商店，店，储存；动词：储存，储藏，囤</text:p>
      <text:p text:style-name="P1">过去式 stored 过去分词 stored 现在分词 storing</text:p>
      <text:p text:style-name="P1"><text:span text:style-name="T2">147</text:span><text:span text:style-name="T5">music</text:span> <text:s/>/'mjuːzɪk/ <text:s/>/'mjuzɪk/</text:p>
      <text:p text:style-name="P1">名词：音乐，乐，谱</text:p>
      <text:p text:style-name="P1"><text:span text:style-name="T2">146</text:span><text:span text:style-name="T5">given</text:span> <text:s/>/'gɪv(ə)n/ <text:s/>/'ɡɪvn/</text:p>
      <text:p text:style-name="P1">形容词：特定，一定，斯；连词：设</text:p>
      <text:p text:style-name="P1"><text:span text:style-name="T2">146</text:span><text:span text:style-name="T5">began</text:span> <text:s/>/bɪ'ɡæn/ <text:s/>/bɪ'ɡæn/</text:p>
      <text:p text:style-name="P1">动词：开始，开头，始</text:p>
      <text:p text:style-name="P1"><text:span text:style-name="T2">146</text:span><text:span text:style-name="T5">customer</text:span> <text:s/>/'kʌstəmə/ <text:s/>/'kʌstəmɚ/</text:p>
      <text:p text:style-name="P1">名词：顾客，客，买主</text:p>
      <text:p text:style-name="P1"><text:span text:style-name="T2">145</text:span><text:span text:style-name="T5">country</text:span> <text:s/>/'kʌntrɪ/ <text:s/>/'kʌntri/</text:p>
      <text:p text:style-name="P1">名词：国家，国，乡村；形容词：农村的，乡村的</text:p>
      <text:p text:style-name="P1"><text:span text:style-name="T2">145</text:span><text:span text:style-name="T5">sleep</text:span> <text:s/>/sliːp/ <text:s/>/slip/</text:p>
      <text:p text:style-name="P1">动词：睡觉，睡，睡着；名词：觉，麻木</text:p>
      <text:p text:style-name="P1">过去式 slept 过去分词 slept 现在分词 sleeping</text:p>
      <text:p text:style-name="P1"><text:span text:style-name="T2">145</text:span><text:span text:style-name="T5">road</text:span> <text:s/>/rəʊd/ <text:s/>/rod/</text:p>
      <text:p text:style-name="P1">名词：路，道路，道</text:p>
      <text:p text:style-name="P1"><text:span text:style-name="T2">145</text:span><text:span text:style-name="T5">fish</text:span> <text:s/>/fɪʃ/ <text:s/>/fɪʃ/</text:p>
      <text:p text:style-name="P1">名词：鱼，筭；动词：钓鱼，捕鱼，渔</text:p>
      <text:p text:style-name="P1">复数 fish或 fishes 过去式 fished 过去分词 fished 现在分词 fishing</text:p>
      <text:p text:style-name="P1"><text:span text:style-name="T2">144</text:span><text:span text:style-name="T5">question</text:span> <text:s/>/'kwestʃ(ə)n/ <text:s/>/'kwɛstʃən/</text:p>
      <text:p text:style-name="P1">名词：问题，质疑，怀疑；动词：讯问，审问，查问</text:p>
      <text:p text:style-name="P1"><text:span text:style-name="T2">144</text:span><text:span text:style-name="T5">door</text:span> <text:s/>/dɔː/ <text:s/>/dɔr/</text:p>
      <text:p text:style-name="P1">名词：门，大门，户</text:p>
      <text:p text:style-name="P1"><text:span text:style-name="T2">143</text:span><text:span text:style-name="T5">past</text:span> <text:s/>/pɑːst/ <text:s/>/pæst/</text:p>
      <text:p text:style-name="P1">名词：过去，往事，昔；副词：通过；形容词：旧，往，过去的；介词：经，晚于</text:p>
      <text:p text:style-name="P1"><text:span text:style-name="T2">143</text:span><text:span text:style-name="T5">full</text:span> <text:s/>/fʊl/ <text:s/>/fʊl/</text:p>
      <text:p text:style-name="P1">形容词：充分，充满，饱满；副词：满，足，富有；动词：饱，匝；名词：弥</text:p>
      <text:p text:style-name="P1">比较级 fuller 最高级 fullest</text:p>
      <text:p text:style-name="P1"><text:span text:style-name="T2">143</text:span><text:span text:style-name="T5">stand</text:span> <text:s/>/stænd/ <text:s/>/stænd/</text:p>
      <text:p text:style-name="P1">名词：支架，架，台；动词：站，立，忍受</text:p>
      <text:p text:style-name="P1">过去式 stood 过去分词 stood 现在分词 standing</text:p>
      <text:p text:style-name="P1"><text:span text:style-name="T2">142</text:span><text:span text:style-name="T5">bring</text:span> <text:s/>/brɪŋ/ <text:s/>/brɪŋ/</text:p>
      <text:p text:style-name="P1">动词：带来，产生，促使</text:p>
      <text:p text:style-name="P1"><text:span text:style-name="T2">142</text:span><text:span text:style-name="T5">expect</text:span> <text:s/>/ɪkˈspekt/ <text:s/>/ɪk'spɛkt/</text:p>
      <text:p text:style-name="P1">动词：期望，期待，预期</text:p>
      <text:p text:style-name="P1"><text:span text:style-name="T2">141</text:span><text:span text:style-name="T5">improve</text:span> <text:s/>/ɪm'pruːv/ <text:s/>/ɪm'pruv/</text:p>
      <text:p text:style-name="P1">动词：提高，改善，改进</text:p>
      <text:p text:style-name="P1">过去式 improved 过去分词 improved 现在分词 improving</text:p>
      <text:p text:style-name="P1"><text:span text:style-name="T2">141</text:span><text:span text:style-name="T5">hotel</text:span> <text:s/>/həʊˈtel/ <text:s/>/ho'tɛl/</text:p>
      <text:p text:style-name="P1">名词：饭店，旅馆</text:p>
      <text:p text:style-name="P1">过去式 hotelled 过去分词 hotelled 现在分词 hotelling</text:p>
      <text:p text:style-name="P1"><text:span text:style-name="T2">141</text:span><text:span text:style-name="T5">public</text:span> <text:s/>/'pʌblɪk/ <text:s/>/'pʌblɪk/</text:p>
      <text:p text:style-name="P1">形容词：公共，公众，公开；名词：公众，公用，大众</text:p>
      <text:p text:style-name="P1"><text:span text:style-name="T2">140</text:span><text:span text:style-name="T5">chance</text:span> <text:s/>/tʃɑːns/ <text:s/>/tʃæns/</text:p>
      <text:p text:style-name="P1">名词：机会，偶然，偶然性；动词：发生，正巧，正好；形容词：偶发</text:p>
      <text:p text:style-name="P1">过去式 chanced 过去分词 chanced 现在分词 chancing</text:p>
      <text:p text:style-name="P1"><text:span text:style-name="T2">140</text:span><text:span text:style-name="T5">using</text:span> <text:s/>// <text:s/>//</text:p>
      <text:p text:style-name="P1">名词：运用，用法</text:p>
      <text:p text:style-name="P1"><text:span text:style-name="T2">140</text:span><text:span text:style-name="T5">doctor</text:span> <text:s/>/'dɒktə/ <text:s/>/'dɑktɚ/</text:p>
      <text:p text:style-name="P1"><text:soft-page-break/>名词：医生，博士，大夫；动词：行医，医治，窜改</text:p>
      <text:p text:style-name="P1"><text:span text:style-name="T2">140</text:span><text:span text:style-name="T5">speak</text:span> <text:s/>/spiːk/ <text:s/>/spik/</text:p>
      <text:p text:style-name="P1">动词：说话，讲，说</text:p>
      <text:p text:style-name="P1">过去式 spoke 或 spake 过去分词 spoken 或 spoke 现在分词 speaking</text:p>
      <text:p text:style-name="P1"><text:span text:style-name="T2">139</text:span><text:span text:style-name="T5">everything</text:span> <text:s/>/'evrɪθɪŋ/ <text:s/>/'ɛvrɪ'θɪŋ/</text:p>
      <text:p text:style-name="P1">代词：一切，事事，万事；名词：万事</text:p>
      <text:p text:style-name="P1"><text:span text:style-name="T2">139</text:span><text:span text:style-name="T5">difficult</text:span> <text:s/>/ˈdɪfɪkəlt/ <text:s/>/ˈdɪfɪkəlt/</text:p>
      <text:p text:style-name="P1">形容词：难，难以，困难</text:p>
      <text:p text:style-name="P1"><text:span text:style-name="T2">139</text:span><text:span text:style-name="T5">recent</text:span> <text:s/>/'riːs(ə)nt/ <text:s/>/'risnt/</text:p>
      <text:p text:style-name="P1">形容词：最近，近代的，近来的</text:p>
      <text:p text:style-name="P1"><text:span text:style-name="T2">139</text:span><text:span text:style-name="T5">level</text:span> <text:s/>/'lev(ə)l/ <text:s/>/'lɛvl/</text:p>
      <text:p text:style-name="P1">名词：水平，级别，级；形容词：水平，平，平整；动词：铺平，夷平，刨</text:p>
      <text:p text:style-name="P1">过去式 leveled或levelled 过去分词 leveled或levelled 现在分词 levelling或leveling</text:p>
      <text:p text:style-name="P1"><text:span text:style-name="T2">138</text:span><text:span text:style-name="T5">focus</text:span> <text:s/>/'fəʊkəs/ <text:s/>/'fokəs/</text:p>
      <text:p text:style-name="P1">名词：焦点，议题，集注；动词：集中，瞩目</text:p>
      <text:p text:style-name="P1">复数 focuses或foci 过去式 focused或focussed 过去分词 focused或focussed 现在分词 focusing或focussing</text:p>
      <text:p text:style-name="P1"><text:span text:style-name="T2">138</text:span><text:span text:style-name="T5">though</text:span> <text:s/>/ðəʊ/ <text:s/>/ðo/</text:p>
      <text:p text:style-name="P1">连词：虽然，虽，虽说；副词：不顾，顶</text:p>
      <text:p text:style-name="P1"><text:span text:style-name="T2">138</text:span><text:span text:style-name="T5">effect</text:span> <text:s/>/ɪ'fekt/ <text:s/>/ɪ'fɛkt/</text:p>
      <text:p text:style-name="P1">名词：影响，效果，效应；动词：影响，招致</text:p>
      <text:p text:style-name="P1"><text:span text:style-name="T2">138</text:span><text:span text:style-name="T5">return</text:span> <text:s/>/rɪ'tɜːn/ <text:s/>/rɪ'tɝn/</text:p>
      <text:p text:style-name="P1">动词：返回，退回，回；名词：归还，回来</text:p>
      <text:p text:style-name="P1"><text:span text:style-name="T2">137</text:span><text:span text:style-name="T5">tree</text:span> <text:s/>/triː/ <text:s/>/tri/</text:p>
      <text:p text:style-name="P1">名词：树，木，棪</text:p>
      <text:p text:style-name="P1">过去式 treed 过去分词 treed 现在分词 treeing</text:p>
      <text:p text:style-name="P1"><text:span text:style-name="T2">137</text:span><text:span text:style-name="T5">science</text:span> <text:s/>/'saɪəns/ <text:s/>/'saɪəns/</text:p>
      <text:p text:style-name="P1">名词：科学，理科，学术</text:p>
      <text:p text:style-name="P1"><text:span text:style-name="T2">136</text:span><text:span text:style-name="T5">story</text:span> <text:s/>/'stɔːrɪ/ <text:s/>/stɔrɪ/</text:p>
      <text:p text:style-name="P1">名词：故事，报道，情节</text:p>
      <text:p text:style-name="P1"><text:span text:style-name="T2">136</text:span><text:span text:style-name="T5">company</text:span> <text:s/>/'kʌmp(ə)nɪ/ <text:s/>/'kʌmpəni/</text:p>
      <text:p text:style-name="P1">名词：公司，企业，厂商</text:p>
      <text:p text:style-name="P1"><text:span text:style-name="T2">136</text:span><text:span text:style-name="T5">museum</text:span> <text:s/>/mjuː'zɪəm/ <text:s/>/mjuˈzɪəm/</text:p>
      <text:p text:style-name="P1">名词：博物馆</text:p>
      <text:p text:style-name="P1"><text:span text:style-name="T2">136</text:span><text:span text:style-name="T5">light</text:span> <text:s/>/laɪt/ <text:s/>/laɪt/</text:p>
      <text:p text:style-name="P1">名词：光，灯，亮；动词：点燃，发光，点；形容词：轻，浅，淡</text:p>
      <text:p text:style-name="P1">过去式 lighted 或 lit 过去分词 lighted 或 lit 现在分词 lighting 比较级 lighter 最高级 lightest</text:p>
      <text:p text:style-name="P1"><text:span text:style-name="T2">135</text:span><text:span text:style-name="T5">head</text:span> <text:s/>/hed/ <text:s/>/hɛd/</text:p>
      <text:p text:style-name="P1">名词：头，头部，主任；动词：为首，前进，率领</text:p>
      <text:p text:style-name="P1"><text:span text:style-name="T2">135</text:span><text:span text:style-name="T5">movie</text:span> <text:s/>/'muːvɪ/ <text:s/>/'muvi/</text:p>
      <text:p text:style-name="P1">名词：电影，影片，影</text:p>
      <text:p text:style-name="P1"><text:span text:style-name="T2">135</text:span><text:span text:style-name="T5">healthy</text:span> <text:s/>/'helθɪ/ <text:s/>/'hɛlθi/</text:p>
      <text:p text:style-name="P1">形容词：健康，健，康健</text:p>
      <text:p text:style-name="P1"><text:span text:style-name="T2">135</text:span><text:span text:style-name="T5">ticket</text:span> <text:s/>/'tɪkɪt/ <text:s/>/'tɪkɪt/</text:p>
      <text:p text:style-name="P1">名词：票，车票，券</text:p>
      <text:p text:style-name="P1"><text:span text:style-name="T2">134</text:span><text:span text:style-name="T5">support</text:span> <text:s/>/sə'pɔːt/ <text:s/>/sə'pɔrt/</text:p>
      <text:p text:style-name="P1">动词：支持，支撑，支援；名词：支架，援助，帮助</text:p>
      <text:p text:style-name="P1"><text:span text:style-name="T2">134</text:span><text:span text:style-name="T5">form</text:span> <text:s/>/fɔːm/ <text:s/>/fɔrm/</text:p>
      <text:p text:style-name="P1">动词：形成，构成，构；名词：形式，表格，形态</text:p>
      <text:p text:style-name="P1"><text:span text:style-name="T2">134</text:span><text:span text:style-name="T5">percent</text:span> <text:s/>/pə'sent/ <text:s/>/pɚ'sɛnt/</text:p>
      <text:p text:style-name="P1">名词：百分之，百分率，百分</text:p>
      <text:p text:style-name="P1">复数 percent</text:p>
      <text:p text:style-name="P1"><text:span text:style-name="T2">134</text:span><text:span text:style-name="T5">possible</text:span> <text:s/>/'pɒsɪb(ə)l/ <text:s/>/'pɑsəbl/</text:p>
      <text:p text:style-name="P1">形容词：可能，可以</text:p>
      <text:p text:style-name="P1"><text:span text:style-name="T2">133</text:span><text:span text:style-name="T5">large</text:span> <text:s/>/lɑːdʒ/ <text:s/>/lɑrdʒ/</text:p>
      <text:p text:style-name="P1">形容词：大，广大，量大；副词：广大地，广泛地</text:p>
      <text:p text:style-name="P1">比较级 larger 最高级 largest</text:p>
      <text:p text:style-name="P1"><text:span text:style-name="T2">133</text:span><text:span text:style-name="T5">disease</text:span> <text:s/>/dɪ'ziːz/ <text:s/>/dɪ'ziz/</text:p>
      <text:p text:style-name="P1">名词：疾病，病，症；动词：使有病</text:p>
      <text:p text:style-name="P1">复数 diseases 过去式 diseased 过去分词 diseased 现在分词 diseasing</text:p>
      <text:p text:style-name="P1"><text:span text:style-name="T2">132</text:span><text:span text:style-name="T5">color</text:span> <text:s/>/'kʌlə(r)/ <text:s/>/'kʌlɚ/</text:p>
      <text:p text:style-name="P1">名词：颜色，色，彩色；动词：绘画，脸红，绘</text:p>
      <text:p text:style-name="P1"><text:span text:style-name="T2">131</text:span><text:span text:style-name="T5">respect</text:span> <text:s/>/rɪ'spekt/ <text:s/>/rɪ'spɛkt/</text:p>
      <text:p text:style-name="P1">动词：尊重，关于，遵守；名词：方面，尊敬，处</text:p>
      <text:p text:style-name="P1"><text:span text:style-name="T2">131</text:span><text:span text:style-name="T5">care</text:span> <text:s/>/keə/ <text:s/>/kɛr/</text:p>
      <text:p text:style-name="P1">动词：关心，在乎，在意；名词：忧，服侍，保守</text:p>
      <text:p text:style-name="P1">过去式 cared 过去分词 cared 现在分词 caring</text:p>
      <text:p text:style-name="P1"><text:span text:style-name="T2">131</text:span><text:span text:style-name="T5">toward</text:span> <text:s/>/tə'wɔːd; twɔːd; tɔːd/ <text:s/>/tɔrd; təˈwɔrd/</text:p>
      <text:p text:style-name="P1">介词：往，对于，对着；形容词：行将到来的</text:p>
      <text:p text:style-name="P1"><text:span text:style-name="T2">130</text:span><text:span text:style-name="T5">matter</text:span> <text:s/>/'mætə/ <text:s/>/'mætɚ/</text:p>
      <text:p text:style-name="P1">名词：物，问题，事项；动词：碍事，有关系</text:p>
      <text:p text:style-name="P1"><text:span text:style-name="T2">130</text:span><text:span text:style-name="T5">history</text:span> <text:s/>/'hɪst(ə)rɪ/ <text:s/>/ˈhɪstrɪ/</text:p>
      <text:p text:style-name="P1">名词：历史，史，史册</text:p>
      <text:p text:style-name="P1">复数 histories</text:p>
      <text:p text:style-name="P1"><text:span text:style-name="T2">130</text:span><text:span text:style-name="T5">thank</text:span> <text:s/>/θæŋk/ <text:s/>/θæŋk/</text:p>
      <text:p text:style-name="P1">动词：感谢，谢，道谢；名词：感谢，感激，谢意</text:p>
      <text:p text:style-name="P1"><text:span text:style-name="T2">130</text:span><text:span text:style-name="T5">drink</text:span> <text:s/>/drɪŋk/ <text:s/>/drɪŋk/</text:p>
      <text:p text:style-name="P1">动词：喝，喝酒，饮；名词：饮料，饮</text:p>
      <text:p text:style-name="P1">过去式 drank 或 drunk 过去分词 drunk 或drank 现在分词 drinking</text:p>
      <text:p text:style-name="P1"><text:span text:style-name="T2">129</text:span><text:span text:style-name="T5">themselves</text:span> <text:s/>/ð(ə)m'selvz/ <text:s/>/ðɛm'sɛlvz/</text:p>
      <text:p text:style-name="P1">代词：他们自己</text:p>
      <text:p text:style-name="P1"><text:span text:style-name="T2">128</text:span><text:span text:style-name="T5">choice</text:span> <text:s/>/tʃɒɪs/ <text:s/>/tʃɔɪs/</text:p>
      <text:p text:style-name="P1">名词：精选，抉，甄拔；形容词：精选的，上等的</text:p>
      <text:p text:style-name="P1">比较级 choicer 最高级 choicest</text:p>
      <text:p text:style-name="P1"><text:span text:style-name="T2">128</text:span><text:span text:style-name="T5">control</text:span> <text:s/>/kən'trəʊl/ <text:s/>/kən'trol/</text:p>
      <text:p text:style-name="P1">动词：控制，管制，控；名词：管制，管，节制；形容词：管理的，控制的</text:p>
      <text:p text:style-name="P1">过去式 controlled 过去分词 controlled 现在分词 controlling</text:p>
      <text:p text:style-name="P1"><text:span text:style-name="T2">128</text:span><text:span text:style-name="T5">card</text:span> <text:s/>/kɑːd/ <text:s/>/kɑrd/</text:p>
      <text:p text:style-name="P1">名词：卡，卡片，纸牌；动词：记于卡片上</text:p>
      <text:p text:style-name="P1"><text:span text:style-name="T2">127</text:span><text:span text:style-name="T5">behavior</text:span> <text:s/>/bɪˈheɪvjə/ <text:s/>/bɪ'hevjɚ/</text:p>
      <text:p text:style-name="P1">名词：行为，特性，表现</text:p>
      <text:p text:style-name="P1"><text:span text:style-name="T2">127</text:span><text:span text:style-name="T5">certain</text:span> <text:s/>/'sɜːt(ə)n; -tɪn/ <text:s/>/'sɝtn/</text:p>
      <text:p text:style-name="P1">形容词：某些，一定，某；名词：某几个</text:p>
      <text:p text:style-name="P1">比较级 more certain 最高级 most certain</text:p>
      <text:p text:style-name="P1"><text:span text:style-name="T2">127</text:span><text:span text:style-name="T5">effort</text:span> <text:s/>/'efət/ <text:s/>/'ɛfɚt/</text:p>
      <text:p text:style-name="P1">名词：功夫，工夫，成就</text:p>
      <text:p text:style-name="P1"><text:span text:style-name="T2">127</text:span><text:span text:style-name="T5">express</text:span> <text:s/>/ɪk'spres; ek-/ <text:s/>/ɪk'sprɛs/</text:p>
      <text:p text:style-name="P1">动词：表达，表示，表现；名词：特快，抒发；副词：专门，紧急地，紧切地；形容词：存心的，故意的，急迫的</text:p>
      <text:p text:style-name="P1"><text:soft-page-break/>过去式 expressed 过去分词 expressed 现在分词 expressing</text:p>
      <text:p text:style-name="P1"><text:span text:style-name="T2">127</text:span><text:span text:style-name="T5">became</text:span> <text:s/>/bɪ'keɪm/ <text:s/>/bɪ'kem/</text:p>
      <text:p text:style-name="P1">动词：成为，变成，变</text:p>
      <text:p text:style-name="P1"><text:span text:style-name="T2">126</text:span><text:span text:style-name="T5">rather</text:span> <text:s/>/'rɑːðə/ <text:s/>/'ræðɚ/</text:p>
      <text:p text:style-name="P1">副词：比较，宁可，宁</text:p>
      <text:p text:style-name="P1"><text:span text:style-name="T2">126</text:span><text:span text:style-name="T5">choose</text:span> <text:s/>/tʃuːz/ <text:s/>/tʃuz/</text:p>
      <text:p text:style-name="P1">动词：选择，选，挑选</text:p>
      <text:p text:style-name="P1">过去式 chose 过去分词 chosen 现在分词 choosing</text:p>
      <text:p text:style-name="P1"><text:span text:style-name="T2">126</text:span><text:span text:style-name="T5">famous</text:span> <text:s/>/'feɪməs/ <text:s/>/'feməs/</text:p>
      <text:p text:style-name="P1">形容词：著名，知名，有名</text:p>
      <text:p text:style-name="P1"><text:span text:style-name="T2">126</text:span><text:span text:style-name="T5">system</text:span> <text:s/>/'sɪstəm/ <text:s/>/'sɪstəm/</text:p>
      <text:p text:style-name="P1">名词：系统，体系，制度</text:p>
      <text:p text:style-name="P1"><text:span text:style-name="T2">125</text:span><text:span text:style-name="T5">reach</text:span> <text:s/>/riːtʃ/ <text:s/>/ritʃ/</text:p>
      <text:p text:style-name="P1">动词：达到，到达，达；名词：范围，河段，延伸</text:p>
      <text:p text:style-name="P1">第三人称单数 reaches 过去式 reached 过去分词 reached 现在分词 reaching</text:p>
      <text:p text:style-name="P1"><text:span text:style-name="T2">125</text:span><text:span text:style-name="T5">step</text:span> <text:s/>/step/ <text:s/>/stɛp/</text:p>
      <text:p text:style-name="P1">名词：步骤，步，一步；动词：蹑，蹈，踖</text:p>
      <text:p text:style-name="P1">过去式 stepped或stept 过去分词 stepped或stept 现在分词 stepping</text:p>
      <text:p text:style-name="P1"><text:span text:style-name="T2">125</text:span><text:span text:style-name="T5">please</text:span> <text:s/>/pliːz/ <text:s/>/pliz/</text:p>
      <text:p text:style-name="P1">副词：请；动词：请，悦，幸</text:p>
      <text:p text:style-name="P1">过去式 pleased 过去分词 pleased 现在分词 pleasing</text:p>
      <text:p text:style-name="P1"><text:span text:style-name="T2">125</text:span><text:span text:style-name="T5">sense</text:span> <text:s/>/sens/ <text:s/>/sɛns/</text:p>
      <text:p text:style-name="P1">名词：感，意义，感应；动词：感，觉，感到</text:p>
      <text:p text:style-name="P1"><text:span text:style-name="T2">125</text:span><text:span text:style-name="T5">exercise</text:span> <text:s/>/'eksəsaɪz/ <text:s/>/'ɛksɚsaɪz/</text:p>
      <text:p text:style-name="P1">动词：行使，练习，锻炼；名词：练习，锻炼，习题</text:p>
      <text:p text:style-name="P1">过去式 exercised 过去分词 exercised 现在分词 exercising</text:p>
      <text:p text:style-name="P1"><text:span text:style-name="T2">125</text:span><text:span text:style-name="T5">dream</text:span> <text:s/>/driːm/ <text:s/>/drim/</text:p>
      <text:p text:style-name="P1">动词：梦想，梦，做梦；名词：梦想，梦，梦幻</text:p>
      <text:p text:style-name="P1">过去式 dreamt 过去分词 dreamt 现在分词 dreaming</text:p>
      <text:p text:style-name="P1"><text:span text:style-name="T2">125</text:span><text:span text:style-name="T5">break</text:span> <text:s/>/breɪk/ <text:s/>/brek/</text:p>
      <text:p text:style-name="P1">动词：打破，破，断；名词：休息，切断，决口</text:p>
      <text:p text:style-name="P1">过去式 broke 过去分词 broken</text:p>
      <text:p text:style-name="P1"><text:span text:style-name="T2">124</text:span><text:span text:style-name="T5">personal</text:span> <text:s/>/'pɜːs(ə)n(ə)l/ <text:s/>/'pɝsənl/</text:p>
      <text:p text:style-name="P1">形容词：个人，人身，私人</text:p>
      <text:p text:style-name="P1"><text:span text:style-name="T2">124</text:span><text:span text:style-name="T5">warm</text:span> <text:s/>/wɔːm/ <text:s/>/wɔrm/</text:p>
      <text:p text:style-name="P1">形容词：暖，温暖，温；名词：暖；动词：暖，温，热</text:p>
      <text:p text:style-name="P1"><text:span text:style-name="T2">124</text:span><text:span text:style-name="T5">beautiful</text:span> <text:s/>/ˈbju:tɪfl/ <text:s/>/'bjʊtəfəl/</text:p>
      <text:p text:style-name="P1">形容词：美丽，漂亮，优美</text:p>
      <text:p text:style-name="P1">比较级 more beautiful 最高级 most beautiful</text:p>
      <text:p text:style-name="P1"><text:span text:style-name="T2">124</text:span><text:span text:style-name="T5">energy</text:span> <text:s/>/'enədʒɪ/ <text:s/>/'ɛnɚdʒi/</text:p>
      <text:p text:style-name="P1">名词：能源，能量，能</text:p>
      <text:p text:style-name="P1">复数 energies</text:p>
      <text:p text:style-name="P1"><text:span text:style-name="T2">123</text:span><text:span text:style-name="T5">self</text:span> <text:s/>/self/ <text:s/>/sɛlf/</text:p>
      <text:p text:style-name="P1">名词：自，自我，自己；代词：自己，本身，己；形容词：均匀的，均质的</text:p>
      <text:p text:style-name="P1">复数 selves</text:p>
      <text:p text:style-name="P1"><text:span text:style-name="T2">123</text:span><text:span text:style-name="T5">gift</text:span> <text:s/>/gɪft/ <text:s/>/ɡɪft/</text:p>
      <text:p text:style-name="P1">名词：礼品，礼物，礼；动词：赐</text:p>
      <text:p text:style-name="P1"><text:span text:style-name="T2">123</text:span><text:span text:style-name="T5">several</text:span> <text:s/>/ˈsevrəl/ <text:s/>/ˈsɛvrəl/</text:p>
      <text:p text:style-name="P1">形容词：几个，数，几</text:p>
      <text:p text:style-name="P1"><text:span text:style-name="T2">123</text:span><text:span text:style-name="T5">view</text:span> <text:s/>/vjuː/ <text:s/>/vju/</text:p>
      <text:p text:style-name="P1">名词：视图，看法，景色；动词：看，鉴，览</text:p>
      <text:p text:style-name="P1"><text:span text:style-name="T2">123</text:span><text:span text:style-name="T5">cause</text:span> <text:s/>/kɔːz/ <text:s/>/kɔz/</text:p>
      <text:p text:style-name="P1">名词：原因，事业，起因；动词：导致，引起，使</text:p>
      <text:p text:style-name="P1">过去式 caused 过去分词 caused 现在分词 causing</text:p>
      <text:p text:style-name="P1"><text:span text:style-name="T2">122</text:span><text:span text:style-name="T5">title</text:span> <text:s/>/'taɪt(ə)l/ <text:s/>/'taɪtl/</text:p>
      <text:p text:style-name="P1">名词：标题，称号，冠军；形容词：同名的；动词：赋予头衔，给 ... 题名</text:p>
      <text:p text:style-name="P1">过去式 titled 过去分词 titled 现在分词 titling</text:p>
      <text:p text:style-name="P1"><text:span text:style-name="T2">122</text:span><text:span text:style-name="T5">instead</text:span> <text:s/>/ɪn'sted/ <text:s/>/ɪn'stɛd/</text:p>
      <text:p text:style-name="P1">副词：代替，反而，反</text:p>
      <text:p text:style-name="P1"><text:span text:style-name="T2">122</text:span><text:span text:style-name="T5">strong</text:span> <text:s/>/strɒŋ/ <text:s/>/strɔŋ/</text:p>
      <text:p text:style-name="P1">形容词：强大，强烈，强有力；副词：非常，很，使劲地</text:p>
      <text:p text:style-name="P1">比较级 stronger 最高级 strongest</text:p>
      <text:p text:style-name="P1"><text:span text:style-name="T2">122</text:span><text:span text:style-name="T5">join</text:span> <text:s/>/dʒɒɪn/ <text:s/>/dʒɔɪn/</text:p>
      <text:p text:style-name="P1">动词：加入，连接，参加；名词：联合，联结，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1:34:04.802000000</meta:creation-date>
    <meta:editing-duration>PT28M53S</meta:editing-duration>
    <meta:editing-cycles>5</meta:editing-cycles>
    <meta:generator>LibreOffice/6.2.2.2$Windows_X86_64 LibreOffice_project/2b840030fec2aae0fd2658d8d4f9548af4e3518d</meta:generator>
    <dc:date>2019-05-02T00:27:22.731000000</dc:date>
    <meta:document-statistic meta:table-count="0" meta:image-count="0" meta:object-count="0" meta:page-count="9" meta:paragraph-count="852" meta:word-count="9017" meta:character-count="20733" meta:non-whitespace-character-count="18657"/>
  </office:meta>
</office:document-meta>
</file>